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0.49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07_154508_room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07 15:45:08</text:p>
          </table:table-cell>
          <table:table-cell office:value-type="float" office:value="27.38919" calcext:value-type="float">
            <text:p>27.38919</text:p>
          </table:table-cell>
          <table:table-cell office:value-type="float" office:value="0.247101217" calcext:value-type="float">
            <text:p>0.247101217</text:p>
          </table:table-cell>
          <table:table-cell office:value-type="float" office:value="0.242934852" calcext:value-type="float">
            <text:p>0.242934852</text:p>
          </table:table-cell>
          <table:table-cell office:value-type="float" office:value="0.255121023" calcext:value-type="float">
            <text:p>0.255121023</text:p>
          </table:table-cell>
          <table:table-cell office:value-type="float" office:value="0.248385697" calcext:value-type="float">
            <text:p>0.248385697</text:p>
          </table:table-cell>
          <table:table-cell office:value-type="float" office:value="0.247101217" calcext:value-type="float">
            <text:p>0.247101217</text:p>
          </table:table-cell>
          <table:table-cell office:value-type="float" office:value="0.248385697" calcext:value-type="float">
            <text:p>0.248385697</text:p>
          </table:table-cell>
          <table:table-cell office:value-type="float" office:value="0.005057213" calcext:value-type="float">
            <text:p>0.005057213</text:p>
          </table:table-cell>
          <table:table-cell office:value-type="float" office:value="0.000922984" calcext:value-type="float">
            <text:p>0.000922984</text:p>
          </table:table-cell>
          <table:table-cell office:value-type="float" office:value="0.000888945" calcext:value-type="float">
            <text:p>0.000888945</text:p>
          </table:table-cell>
          <table:table-cell office:value-type="float" office:value="0.000988505" calcext:value-type="float">
            <text:p>0.000988505</text:p>
          </table:table-cell>
          <table:table-cell office:value-type="float" office:value="0.000933478" calcext:value-type="float">
            <text:p>0.000933478</text:p>
          </table:table-cell>
          <table:table-cell office:value-type="float" office:value="0.000922984" calcext:value-type="float">
            <text:p>0.000922984</text:p>
          </table:table-cell>
          <table:table-cell office:value-type="float" office:value="0.000933478" calcext:value-type="float">
            <text:p>0.000933478</text:p>
          </table:table-cell>
          <table:table-cell office:value-type="float" office:value="0.000041317" calcext:value-type="float">
            <text:p>4.1317E-05</text:p>
          </table:table-cell>
          <table:table-cell office:value-type="float" office:value="27.411917023" calcext:value-type="float">
            <text:p>27.411917023</text:p>
          </table:table-cell>
          <table:table-cell office:value-type="float" office:value="27.411078707" calcext:value-type="float">
            <text:p>27.411078707</text:p>
          </table:table-cell>
          <table:table-cell office:value-type="float" office:value="27.413530689" calcext:value-type="float">
            <text:p>27.413530689</text:p>
          </table:table-cell>
          <table:table-cell office:value-type="float" office:value="27.412175473" calcext:value-type="float">
            <text:p>27.412175473</text:p>
          </table:table-cell>
          <table:table-cell office:value-type="float" office:value="27.411917023" calcext:value-type="float">
            <text:p>27.411917023</text:p>
          </table:table-cell>
          <table:table-cell office:value-type="float" office:value="27.412175473" calcext:value-type="float">
            <text:p>27.412175473</text:p>
          </table:table-cell>
          <table:table-cell office:value-type="float" office:value="0.001017563" calcext:value-type="float">
            <text:p>0.0010175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07 15:45:10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6794849" calcext:value-type="float">
            <text:p>0.246794849</text:p>
          </table:table-cell>
          <table:table-cell office:value-type="float" office:value="0.242329865" calcext:value-type="float">
            <text:p>0.242329865</text:p>
          </table:table-cell>
          <table:table-cell office:value-type="float" office:value="0.256361396" calcext:value-type="float">
            <text:p>0.256361396</text:p>
          </table:table-cell>
          <table:table-cell office:value-type="float" office:value="0.24849537" calcext:value-type="float">
            <text:p>0.24849537</text:p>
          </table:table-cell>
          <table:table-cell office:value-type="float" office:value="0.246794849" calcext:value-type="float">
            <text:p>0.246794849</text:p>
          </table:table-cell>
          <table:table-cell office:value-type="float" office:value="0.24849537" calcext:value-type="float">
            <text:p>0.24849537</text:p>
          </table:table-cell>
          <table:table-cell office:value-type="float" office:value="0.005853193" calcext:value-type="float">
            <text:p>0.005853193</text:p>
          </table:table-cell>
          <table:table-cell office:value-type="float" office:value="0.000920481" calcext:value-type="float">
            <text:p>0.000920481</text:p>
          </table:table-cell>
          <table:table-cell office:value-type="float" office:value="0.000884003" calcext:value-type="float">
            <text:p>0.000884003</text:p>
          </table:table-cell>
          <table:table-cell office:value-type="float" office:value="0.000998639" calcext:value-type="float">
            <text:p>0.000998639</text:p>
          </table:table-cell>
          <table:table-cell office:value-type="float" office:value="0.000934374" calcext:value-type="float">
            <text:p>0.000934374</text:p>
          </table:table-cell>
          <table:table-cell office:value-type="float" office:value="0.000920481" calcext:value-type="float">
            <text:p>0.000920481</text:p>
          </table:table-cell>
          <table:table-cell office:value-type="float" office:value="0.000934374" calcext:value-type="float">
            <text:p>0.000934374</text:p>
          </table:table-cell>
          <table:table-cell office:value-type="float" office:value="0.00004782" calcext:value-type="float">
            <text:p>4.782E-05</text:p>
          </table:table-cell>
          <table:table-cell office:value-type="float" office:value="27.421963469" calcext:value-type="float">
            <text:p>27.421963469</text:p>
          </table:table-cell>
          <table:table-cell office:value-type="float" office:value="27.421065075" calcext:value-type="float">
            <text:p>27.421065075</text:p>
          </table:table-cell>
          <table:table-cell office:value-type="float" office:value="27.423888338" calcext:value-type="float">
            <text:p>27.423888338</text:p>
          </table:table-cell>
          <table:table-cell office:value-type="float" office:value="27.422305628" calcext:value-type="float">
            <text:p>27.422305628</text:p>
          </table:table-cell>
          <table:table-cell office:value-type="float" office:value="27.421963469" calcext:value-type="float">
            <text:p>27.421963469</text:p>
          </table:table-cell>
          <table:table-cell office:value-type="float" office:value="27.422305628" calcext:value-type="float">
            <text:p>27.422305628</text:p>
          </table:table-cell>
          <table:table-cell office:value-type="float" office:value="0.001177712" calcext:value-type="float">
            <text:p>0.0011777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07 15:45:11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7462421" calcext:value-type="float">
            <text:p>0.247462421</text:p>
          </table:table-cell>
          <table:table-cell office:value-type="float" office:value="0.242682724" calcext:value-type="float">
            <text:p>0.242682724</text:p>
          </table:table-cell>
          <table:table-cell office:value-type="float" office:value="0.25382045" calcext:value-type="float">
            <text:p>0.25382045</text:p>
          </table:table-cell>
          <table:table-cell office:value-type="float" office:value="0.247988532" calcext:value-type="float">
            <text:p>0.247988532</text:p>
          </table:table-cell>
          <table:table-cell office:value-type="float" office:value="0.247462421" calcext:value-type="float">
            <text:p>0.247462421</text:p>
          </table:table-cell>
          <table:table-cell office:value-type="float" office:value="0.247988532" calcext:value-type="float">
            <text:p>0.247988532</text:p>
          </table:table-cell>
          <table:table-cell office:value-type="float" office:value="0.00456215" calcext:value-type="float">
            <text:p>0.00456215</text:p>
          </table:table-cell>
          <table:table-cell office:value-type="float" office:value="0.000925935" calcext:value-type="float">
            <text:p>0.000925935</text:p>
          </table:table-cell>
          <table:table-cell office:value-type="float" office:value="0.000886885" calcext:value-type="float">
            <text:p>0.000886885</text:p>
          </table:table-cell>
          <table:table-cell office:value-type="float" office:value="0.00097788" calcext:value-type="float">
            <text:p>0.00097788</text:p>
          </table:table-cell>
          <table:table-cell office:value-type="float" office:value="0.000930234" calcext:value-type="float">
            <text:p>0.000930234</text:p>
          </table:table-cell>
          <table:table-cell office:value-type="float" office:value="0.000925935" calcext:value-type="float">
            <text:p>0.000925935</text:p>
          </table:table-cell>
          <table:table-cell office:value-type="float" office:value="0.000930234" calcext:value-type="float">
            <text:p>0.000930234</text:p>
          </table:table-cell>
          <table:table-cell office:value-type="float" office:value="0.000037272" calcext:value-type="float">
            <text:p>3.7272E-05</text:p>
          </table:table-cell>
          <table:table-cell office:value-type="float" office:value="27.417043745" calcext:value-type="float">
            <text:p>27.417043745</text:p>
          </table:table-cell>
          <table:table-cell office:value-type="float" office:value="27.416082025" calcext:value-type="float">
            <text:p>27.416082025</text:p>
          </table:table-cell>
          <table:table-cell office:value-type="float" office:value="27.41832304" calcext:value-type="float">
            <text:p>27.41832304</text:p>
          </table:table-cell>
          <table:table-cell office:value-type="float" office:value="27.417149603" calcext:value-type="float">
            <text:p>27.417149603</text:p>
          </table:table-cell>
          <table:table-cell office:value-type="float" office:value="27.417043745" calcext:value-type="float">
            <text:p>27.417043745</text:p>
          </table:table-cell>
          <table:table-cell office:value-type="float" office:value="27.417149603" calcext:value-type="float">
            <text:p>27.417149603</text:p>
          </table:table-cell>
          <table:table-cell office:value-type="float" office:value="0.000917948" calcext:value-type="float">
            <text:p>0.0009179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07 15:45:12</text:p>
          </table:table-cell>
          <table:table-cell office:value-type="float" office:value="27.40435" calcext:value-type="float">
            <text:p>27.40435</text:p>
          </table:table-cell>
          <table:table-cell office:value-type="float" office:value="0.247457057" calcext:value-type="float">
            <text:p>0.247457057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256340534" calcext:value-type="float">
            <text:p>0.256340534</text:p>
          </table:table-cell>
          <table:table-cell office:value-type="float" office:value="0.248622527" calcext:value-type="float">
            <text:p>0.248622527</text:p>
          </table:table-cell>
          <table:table-cell office:value-type="float" office:value="0.247457057" calcext:value-type="float">
            <text:p>0.247457057</text:p>
          </table:table-cell>
          <table:table-cell office:value-type="float" office:value="0.248622527" calcext:value-type="float">
            <text:p>0.248622527</text:p>
          </table:table-cell>
          <table:table-cell office:value-type="float" office:value="0.005883925" calcext:value-type="float">
            <text:p>0.005883925</text:p>
          </table:table-cell>
          <table:table-cell office:value-type="float" office:value="0.000925891" calcext:value-type="float">
            <text:p>0.000925891</text:p>
          </table:table-cell>
          <table:table-cell office:value-type="float" office:value="0.000881879" calcext:value-type="float">
            <text:p>0.000881879</text:p>
          </table:table-cell>
          <table:table-cell office:value-type="float" office:value="0.000998469" calcext:value-type="float">
            <text:p>0.000998469</text:p>
          </table:table-cell>
          <table:table-cell office:value-type="float" office:value="0.000935413" calcext:value-type="float">
            <text:p>0.000935413</text:p>
          </table:table-cell>
          <table:table-cell office:value-type="float" office:value="0.000925891" calcext:value-type="float">
            <text:p>0.000925891</text:p>
          </table:table-cell>
          <table:table-cell office:value-type="float" office:value="0.000935413" calcext:value-type="float">
            <text:p>0.000935413</text:p>
          </table:table-cell>
          <table:table-cell office:value-type="float" office:value="0.000048071" calcext:value-type="float">
            <text:p>4.8071E-05</text:p>
          </table:table-cell>
          <table:table-cell office:value-type="float" office:value="27.427150756" calcext:value-type="float">
            <text:p>27.427150756</text:p>
          </table:table-cell>
          <table:table-cell office:value-type="float" office:value="27.426066836" calcext:value-type="float">
            <text:p>27.426066836</text:p>
          </table:table-cell>
          <table:table-cell office:value-type="float" office:value="27.428938178" calcext:value-type="float">
            <text:p>27.428938178</text:p>
          </table:table-cell>
          <table:table-cell office:value-type="float" office:value="27.427385257" calcext:value-type="float">
            <text:p>27.427385257</text:p>
          </table:table-cell>
          <table:table-cell office:value-type="float" office:value="27.427150756" calcext:value-type="float">
            <text:p>27.427150756</text:p>
          </table:table-cell>
          <table:table-cell office:value-type="float" office:value="27.427385257" calcext:value-type="float">
            <text:p>27.427385257</text:p>
          </table:table-cell>
          <table:table-cell office:value-type="float" office:value="0.00118389" calcext:value-type="float">
            <text:p>0.001183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07 15:45:14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7425466" calcext:value-type="float">
            <text:p>0.247425466</text:p>
          </table:table-cell>
          <table:table-cell office:value-type="float" office:value="0.242915182" calcext:value-type="float">
            <text:p>0.242915182</text:p>
          </table:table-cell>
          <table:table-cell office:value-type="float" office:value="0.253886015" calcext:value-type="float">
            <text:p>0.253886015</text:p>
          </table:table-cell>
          <table:table-cell office:value-type="float" office:value="0.248075555" calcext:value-type="float">
            <text:p>0.248075555</text:p>
          </table:table-cell>
          <table:table-cell office:value-type="float" office:value="0.247425466" calcext:value-type="float">
            <text:p>0.247425466</text:p>
          </table:table-cell>
          <table:table-cell office:value-type="float" office:value="0.248075555" calcext:value-type="float">
            <text:p>0.248075555</text:p>
          </table:table-cell>
          <table:table-cell office:value-type="float" office:value="0.004502351" calcext:value-type="float">
            <text:p>0.004502351</text:p>
          </table:table-cell>
          <table:table-cell office:value-type="float" office:value="0.000925633" calcext:value-type="float">
            <text:p>0.000925633</text:p>
          </table:table-cell>
          <table:table-cell office:value-type="float" office:value="0.000888785" calcext:value-type="float">
            <text:p>0.000888785</text:p>
          </table:table-cell>
          <table:table-cell office:value-type="float" office:value="0.000978416" calcext:value-type="float">
            <text:p>0.000978416</text:p>
          </table:table-cell>
          <table:table-cell office:value-type="float" office:value="0.000930944" calcext:value-type="float">
            <text:p>0.000930944</text:p>
          </table:table-cell>
          <table:table-cell office:value-type="float" office:value="0.000925633" calcext:value-type="float">
            <text:p>0.000925633</text:p>
          </table:table-cell>
          <table:table-cell office:value-type="float" office:value="0.000930944" calcext:value-type="float">
            <text:p>0.000930944</text:p>
          </table:table-cell>
          <table:table-cell office:value-type="float" office:value="0.000036784" calcext:value-type="float">
            <text:p>3.6784E-05</text:p>
          </table:table-cell>
          <table:table-cell office:value-type="float" office:value="27.422090354" calcext:value-type="float">
            <text:p>27.422090354</text:p>
          </table:table-cell>
          <table:table-cell office:value-type="float" office:value="27.421182846" calcext:value-type="float">
            <text:p>27.421182846</text:p>
          </table:table-cell>
          <table:table-cell office:value-type="float" office:value="27.423390271" calcext:value-type="float">
            <text:p>27.423390271</text:p>
          </table:table-cell>
          <table:table-cell office:value-type="float" office:value="27.422221157" calcext:value-type="float">
            <text:p>27.422221157</text:p>
          </table:table-cell>
          <table:table-cell office:value-type="float" office:value="27.422090354" calcext:value-type="float">
            <text:p>27.422090354</text:p>
          </table:table-cell>
          <table:table-cell office:value-type="float" office:value="27.422221157" calcext:value-type="float">
            <text:p>27.422221157</text:p>
          </table:table-cell>
          <table:table-cell office:value-type="float" office:value="0.000905911" calcext:value-type="float">
            <text:p>0.0009059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07 15:45:15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7010022" calcext:value-type="float">
            <text:p>0.247010022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56581337" calcext:value-type="float">
            <text:p>0.256581337</text:p>
          </table:table-cell>
          <table:table-cell office:value-type="float" office:value="0.248792002" calcext:value-type="float">
            <text:p>0.248792002</text:p>
          </table:table-cell>
          <table:table-cell office:value-type="float" office:value="0.247010022" calcext:value-type="float">
            <text:p>0.247010022</text:p>
          </table:table-cell>
          <table:table-cell office:value-type="float" office:value="0.248792002" calcext:value-type="float">
            <text:p>0.248792002</text:p>
          </table:table-cell>
          <table:table-cell office:value-type="float" office:value="0.005771698" calcext:value-type="float">
            <text:p>0.005771698</text:p>
          </table:table-cell>
          <table:table-cell office:value-type="float" office:value="0.000922239" calcext:value-type="float">
            <text:p>0.000922239</text:p>
          </table:table-cell>
          <table:table-cell office:value-type="float" office:value="0.000887718" calcext:value-type="float">
            <text:p>0.000887718</text:p>
          </table:table-cell>
          <table:table-cell office:value-type="float" office:value="0.001000436" calcext:value-type="float">
            <text:p>0.001000436</text:p>
          </table:table-cell>
          <table:table-cell office:value-type="float" office:value="0.000936798" calcext:value-type="float">
            <text:p>0.000936798</text:p>
          </table:table-cell>
          <table:table-cell office:value-type="float" office:value="0.000922239" calcext:value-type="float">
            <text:p>0.000922239</text:p>
          </table:table-cell>
          <table:table-cell office:value-type="float" office:value="0.000936798" calcext:value-type="float">
            <text:p>0.000936798</text:p>
          </table:table-cell>
          <table:table-cell office:value-type="float" office:value="0.000047154" calcext:value-type="float">
            <text:p>4.7154E-05</text:p>
          </table:table-cell>
          <table:table-cell office:value-type="float" office:value="27.416952718" calcext:value-type="float">
            <text:p>27.416952718</text:p>
          </table:table-cell>
          <table:table-cell office:value-type="float" office:value="27.416102533" calcext:value-type="float">
            <text:p>27.416102533</text:p>
          </table:table-cell>
          <table:table-cell office:value-type="float" office:value="27.418878556" calcext:value-type="float">
            <text:p>27.418878556</text:p>
          </table:table-cell>
          <table:table-cell office:value-type="float" office:value="27.417311269" calcext:value-type="float">
            <text:p>27.417311269</text:p>
          </table:table-cell>
          <table:table-cell office:value-type="float" office:value="27.416952718" calcext:value-type="float">
            <text:p>27.416952718</text:p>
          </table:table-cell>
          <table:table-cell office:value-type="float" office:value="27.417311269" calcext:value-type="float">
            <text:p>27.417311269</text:p>
          </table:table-cell>
          <table:table-cell office:value-type="float" office:value="0.00116132" calcext:value-type="float">
            <text:p>0.001161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07 15:45:16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8053103" calcext:value-type="float">
            <text:p>0.248053103</text:p>
          </table:table-cell>
          <table:table-cell office:value-type="float" office:value="0.242643981" calcext:value-type="float">
            <text:p>0.242643981</text:p>
          </table:table-cell>
          <table:table-cell office:value-type="float" office:value="0.255678923" calcext:value-type="float">
            <text:p>0.255678923</text:p>
          </table:table-cell>
          <table:table-cell office:value-type="float" office:value="0.248792002" calcext:value-type="float">
            <text:p>0.248792002</text:p>
          </table:table-cell>
          <table:table-cell office:value-type="float" office:value="0.248053103" calcext:value-type="float">
            <text:p>0.248053103</text:p>
          </table:table-cell>
          <table:table-cell office:value-type="float" office:value="0.248792002" calcext:value-type="float">
            <text:p>0.248792002</text:p>
          </table:table-cell>
          <table:table-cell office:value-type="float" office:value="0.00534708" calcext:value-type="float">
            <text:p>0.00534708</text:p>
          </table:table-cell>
          <table:table-cell office:value-type="float" office:value="0.000930761" calcext:value-type="float">
            <text:p>0.000930761</text:p>
          </table:table-cell>
          <table:table-cell office:value-type="float" office:value="0.000886569" calcext:value-type="float">
            <text:p>0.000886569</text:p>
          </table:table-cell>
          <table:table-cell office:value-type="float" office:value="0.000993064" calcext:value-type="float">
            <text:p>0.000993064</text:p>
          </table:table-cell>
          <table:table-cell office:value-type="float" office:value="0.000936798" calcext:value-type="float">
            <text:p>0.000936798</text:p>
          </table:table-cell>
          <table:table-cell office:value-type="float" office:value="0.000930761" calcext:value-type="float">
            <text:p>0.000930761</text:p>
          </table:table-cell>
          <table:table-cell office:value-type="float" office:value="0.000936798" calcext:value-type="float">
            <text:p>0.000936798</text:p>
          </table:table-cell>
          <table:table-cell office:value-type="float" office:value="0.000043685" calcext:value-type="float">
            <text:p>4.3685E-05</text:p>
          </table:table-cell>
          <table:table-cell office:value-type="float" office:value="27.42221664" calcext:value-type="float">
            <text:p>27.42221664</text:p>
          </table:table-cell>
          <table:table-cell office:value-type="float" office:value="27.421128278" calcext:value-type="float">
            <text:p>27.421128278</text:p>
          </table:table-cell>
          <table:table-cell office:value-type="float" office:value="27.423751019" calcext:value-type="float">
            <text:p>27.423751019</text:p>
          </table:table-cell>
          <table:table-cell office:value-type="float" office:value="27.422365313" calcext:value-type="float">
            <text:p>27.422365313</text:p>
          </table:table-cell>
          <table:table-cell office:value-type="float" office:value="27.42221664" calcext:value-type="float">
            <text:p>27.42221664</text:p>
          </table:table-cell>
          <table:table-cell office:value-type="float" office:value="27.422365313" calcext:value-type="float">
            <text:p>27.422365313</text:p>
          </table:table-cell>
          <table:table-cell office:value-type="float" office:value="0.001075878" calcext:value-type="float">
            <text:p>0.0010758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07 15:45:17</text:p>
          </table:table-cell>
          <table:table-cell office:value-type="float" office:value="27.38919" calcext:value-type="float">
            <text:p>27.38919</text:p>
          </table:table-cell>
          <table:table-cell office:value-type="float" office:value="0.247801572" calcext:value-type="float">
            <text:p>0.247801572</text:p>
          </table:table-cell>
          <table:table-cell office:value-type="float" office:value="0.242944389" calcext:value-type="float">
            <text:p>0.242944389</text:p>
          </table:table-cell>
          <table:table-cell office:value-type="float" office:value="0.256786973" calcext:value-type="float">
            <text:p>0.256786973</text:p>
          </table:table-cell>
          <table:table-cell office:value-type="float" office:value="0.249177645" calcext:value-type="float">
            <text:p>0.249177645</text:p>
          </table:table-cell>
          <table:table-cell office:value-type="float" office:value="0.247801572" calcext:value-type="float">
            <text:p>0.247801572</text:p>
          </table:table-cell>
          <table:table-cell office:value-type="float" office:value="0.249177645" calcext:value-type="float">
            <text:p>0.249177645</text:p>
          </table:table-cell>
          <table:table-cell office:value-type="float" office:value="0.005734368" calcext:value-type="float">
            <text:p>0.005734368</text:p>
          </table:table-cell>
          <table:table-cell office:value-type="float" office:value="0.000928706" calcext:value-type="float">
            <text:p>0.000928706</text:p>
          </table:table-cell>
          <table:table-cell office:value-type="float" office:value="0.000889023" calcext:value-type="float">
            <text:p>0.000889023</text:p>
          </table:table-cell>
          <table:table-cell office:value-type="float" office:value="0.001002116" calcext:value-type="float">
            <text:p>0.001002116</text:p>
          </table:table-cell>
          <table:table-cell office:value-type="float" office:value="0.000939948" calcext:value-type="float">
            <text:p>0.000939948</text:p>
          </table:table-cell>
          <table:table-cell office:value-type="float" office:value="0.000928706" calcext:value-type="float">
            <text:p>0.000928706</text:p>
          </table:table-cell>
          <table:table-cell office:value-type="float" office:value="0.000939948" calcext:value-type="float">
            <text:p>0.000939948</text:p>
          </table:table-cell>
          <table:table-cell office:value-type="float" office:value="0.000046849" calcext:value-type="float">
            <text:p>4.6849E-05</text:p>
          </table:table-cell>
          <table:table-cell office:value-type="float" office:value="27.412057941" calcext:value-type="float">
            <text:p>27.412057941</text:p>
          </table:table-cell>
          <table:table-cell office:value-type="float" office:value="27.411080626" calcext:value-type="float">
            <text:p>27.411080626</text:p>
          </table:table-cell>
          <table:table-cell office:value-type="float" office:value="27.413865895" calcext:value-type="float">
            <text:p>27.413865895</text:p>
          </table:table-cell>
          <table:table-cell office:value-type="float" office:value="27.412334821" calcext:value-type="float">
            <text:p>27.412334821</text:p>
          </table:table-cell>
          <table:table-cell office:value-type="float" office:value="27.412057941" calcext:value-type="float">
            <text:p>27.412057941</text:p>
          </table:table-cell>
          <table:table-cell office:value-type="float" office:value="27.412334821" calcext:value-type="float">
            <text:p>27.412334821</text:p>
          </table:table-cell>
          <table:table-cell office:value-type="float" office:value="0.001153813" calcext:value-type="float">
            <text:p>0.0011538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07 15:45:18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7612625" calcext:value-type="float">
            <text:p>0.247612625</text:p>
          </table:table-cell>
          <table:table-cell office:value-type="float" office:value="0.243262082" calcext:value-type="float">
            <text:p>0.243262082</text:p>
          </table:table-cell>
          <table:table-cell office:value-type="float" office:value="0.257380635" calcext:value-type="float">
            <text:p>0.257380635</text:p>
          </table:table-cell>
          <table:table-cell office:value-type="float" office:value="0.249418447" calcext:value-type="float">
            <text:p>0.249418447</text:p>
          </table:table-cell>
          <table:table-cell office:value-type="float" office:value="0.247612625" calcext:value-type="float">
            <text:p>0.247612625</text:p>
          </table:table-cell>
          <table:table-cell office:value-type="float" office:value="0.249418447" calcext:value-type="float">
            <text:p>0.249418447</text:p>
          </table:table-cell>
          <table:table-cell office:value-type="float" office:value="0.005903622" calcext:value-type="float">
            <text:p>0.005903622</text:p>
          </table:table-cell>
          <table:table-cell office:value-type="float" office:value="0.000927162" calcext:value-type="float">
            <text:p>0.000927162</text:p>
          </table:table-cell>
          <table:table-cell office:value-type="float" office:value="0.000891619" calcext:value-type="float">
            <text:p>0.000891619</text:p>
          </table:table-cell>
          <table:table-cell office:value-type="float" office:value="0.001006966" calcext:value-type="float">
            <text:p>0.001006966</text:p>
          </table:table-cell>
          <table:table-cell office:value-type="float" office:value="0.000941916" calcext:value-type="float">
            <text:p>0.000941916</text:p>
          </table:table-cell>
          <table:table-cell office:value-type="float" office:value="0.000927162" calcext:value-type="float">
            <text:p>0.000927162</text:p>
          </table:table-cell>
          <table:table-cell office:value-type="float" office:value="0.000941916" calcext:value-type="float">
            <text:p>0.000941916</text:p>
          </table:table-cell>
          <table:table-cell office:value-type="float" office:value="0.000048232" calcext:value-type="float">
            <text:p>4.8232E-05</text:p>
          </table:table-cell>
          <table:table-cell office:value-type="float" office:value="27.422128012" calcext:value-type="float">
            <text:p>27.422128012</text:p>
          </table:table-cell>
          <table:table-cell office:value-type="float" office:value="27.421252646" calcext:value-type="float">
            <text:p>27.421252646</text:p>
          </table:table-cell>
          <table:table-cell office:value-type="float" office:value="27.424093418" calcext:value-type="float">
            <text:p>27.424093418</text:p>
          </table:table-cell>
          <table:table-cell office:value-type="float" office:value="27.422491359" calcext:value-type="float">
            <text:p>27.422491359</text:p>
          </table:table-cell>
          <table:table-cell office:value-type="float" office:value="27.422128012" calcext:value-type="float">
            <text:p>27.422128012</text:p>
          </table:table-cell>
          <table:table-cell office:value-type="float" office:value="27.422491359" calcext:value-type="float">
            <text:p>27.422491359</text:p>
          </table:table-cell>
          <table:table-cell office:value-type="float" office:value="0.001187859" calcext:value-type="float">
            <text:p>0.0011878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07 15:45:20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7173339" calcext:value-type="float">
            <text:p>0.247173339</text:p>
          </table:table-cell>
          <table:table-cell office:value-type="float" office:value="0.243828326" calcext:value-type="float">
            <text:p>0.243828326</text:p>
          </table:table-cell>
          <table:table-cell office:value-type="float" office:value="0.257635743" calcext:value-type="float">
            <text:p>0.257635743</text:p>
          </table:table-cell>
          <table:table-cell office:value-type="float" office:value="0.249545803" calcext:value-type="float">
            <text:p>0.249545803</text:p>
          </table:table-cell>
          <table:table-cell office:value-type="float" office:value="0.247173339" calcext:value-type="float">
            <text:p>0.247173339</text:p>
          </table:table-cell>
          <table:table-cell office:value-type="float" office:value="0.249545803" calcext:value-type="float">
            <text:p>0.249545803</text:p>
          </table:table-cell>
          <table:table-cell office:value-type="float" office:value="0.005881192" calcext:value-type="float">
            <text:p>0.005881192</text:p>
          </table:table-cell>
          <table:table-cell office:value-type="float" office:value="0.000923573" calcext:value-type="float">
            <text:p>0.000923573</text:p>
          </table:table-cell>
          <table:table-cell office:value-type="float" office:value="0.000896245" calcext:value-type="float">
            <text:p>0.000896245</text:p>
          </table:table-cell>
          <table:table-cell office:value-type="float" office:value="0.001009051" calcext:value-type="float">
            <text:p>0.001009051</text:p>
          </table:table-cell>
          <table:table-cell office:value-type="float" office:value="0.000942956" calcext:value-type="float">
            <text:p>0.000942956</text:p>
          </table:table-cell>
          <table:table-cell office:value-type="float" office:value="0.000923573" calcext:value-type="float">
            <text:p>0.000923573</text:p>
          </table:table-cell>
          <table:table-cell office:value-type="float" office:value="0.000942956" calcext:value-type="float">
            <text:p>0.000942956</text:p>
          </table:table-cell>
          <table:table-cell office:value-type="float" office:value="0.000048049" calcext:value-type="float">
            <text:p>4.8049E-05</text:p>
          </table:table-cell>
          <table:table-cell office:value-type="float" office:value="27.422039624" calcext:value-type="float">
            <text:p>27.422039624</text:p>
          </table:table-cell>
          <table:table-cell office:value-type="float" office:value="27.421366579" calcext:value-type="float">
            <text:p>27.421366579</text:p>
          </table:table-cell>
          <table:table-cell office:value-type="float" office:value="27.424144748" calcext:value-type="float">
            <text:p>27.424144748</text:p>
          </table:table-cell>
          <table:table-cell office:value-type="float" office:value="27.422516984" calcext:value-type="float">
            <text:p>27.422516984</text:p>
          </table:table-cell>
          <table:table-cell office:value-type="float" office:value="27.422039624" calcext:value-type="float">
            <text:p>27.422039624</text:p>
          </table:table-cell>
          <table:table-cell office:value-type="float" office:value="27.422516984" calcext:value-type="float">
            <text:p>27.422516984</text:p>
          </table:table-cell>
          <table:table-cell office:value-type="float" office:value="0.001183345" calcext:value-type="float">
            <text:p>0.0011833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07 15:45:21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097807" calcext:value-type="float">
            <text:p>0.248097807</text:p>
          </table:table-cell>
          <table:table-cell office:value-type="float" office:value="0.243704348" calcext:value-type="float">
            <text:p>0.243704348</text:p>
          </table:table-cell>
          <table:table-cell office:value-type="float" office:value="0.257406861" calcext:value-type="float">
            <text:p>0.257406861</text:p>
          </table:table-cell>
          <table:table-cell office:value-type="float" office:value="0.249736339" calcext:value-type="float">
            <text:p>0.249736339</text:p>
          </table:table-cell>
          <table:table-cell office:value-type="float" office:value="0.248097807" calcext:value-type="float">
            <text:p>0.248097807</text:p>
          </table:table-cell>
          <table:table-cell office:value-type="float" office:value="0.249736339" calcext:value-type="float">
            <text:p>0.249736339</text:p>
          </table:table-cell>
          <table:table-cell office:value-type="float" office:value="0.005712752" calcext:value-type="float">
            <text:p>0.005712752</text:p>
          </table:table-cell>
          <table:table-cell office:value-type="float" office:value="0.000931126" calcext:value-type="float">
            <text:p>0.000931126</text:p>
          </table:table-cell>
          <table:table-cell office:value-type="float" office:value="0.000895232" calcext:value-type="float">
            <text:p>0.000895232</text:p>
          </table:table-cell>
          <table:table-cell office:value-type="float" office:value="0.001007181" calcext:value-type="float">
            <text:p>0.001007181</text:p>
          </table:table-cell>
          <table:table-cell office:value-type="float" office:value="0.000944513" calcext:value-type="float">
            <text:p>0.000944513</text:p>
          </table:table-cell>
          <table:table-cell office:value-type="float" office:value="0.000931126" calcext:value-type="float">
            <text:p>0.000931126</text:p>
          </table:table-cell>
          <table:table-cell office:value-type="float" office:value="0.000944513" calcext:value-type="float">
            <text:p>0.000944513</text:p>
          </table:table-cell>
          <table:table-cell office:value-type="float" office:value="0.000046673" calcext:value-type="float">
            <text:p>4.6673E-05</text:p>
          </table:table-cell>
          <table:table-cell office:value-type="float" office:value="27.417171591" calcext:value-type="float">
            <text:p>27.417171591</text:p>
          </table:table-cell>
          <table:table-cell office:value-type="float" office:value="27.416287585" calcext:value-type="float">
            <text:p>27.416287585</text:p>
          </table:table-cell>
          <table:table-cell office:value-type="float" office:value="27.419044659" calcext:value-type="float">
            <text:p>27.419044659</text:p>
          </table:table-cell>
          <table:table-cell office:value-type="float" office:value="27.417501278" calcext:value-type="float">
            <text:p>27.417501278</text:p>
          </table:table-cell>
          <table:table-cell office:value-type="float" office:value="27.417171591" calcext:value-type="float">
            <text:p>27.417171591</text:p>
          </table:table-cell>
          <table:table-cell office:value-type="float" office:value="27.417501278" calcext:value-type="float">
            <text:p>27.417501278</text:p>
          </table:table-cell>
          <table:table-cell office:value-type="float" office:value="0.001149459" calcext:value-type="float">
            <text:p>0.0011494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07 15:45:22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7281223" calcext:value-type="float">
            <text:p>0.247281223</text:p>
          </table:table-cell>
          <table:table-cell office:value-type="float" office:value="0.244369536" calcext:value-type="float">
            <text:p>0.244369536</text:p>
          </table:table-cell>
          <table:table-cell office:value-type="float" office:value="0.257755549" calcext:value-type="float">
            <text:p>0.257755549</text:p>
          </table:table-cell>
          <table:table-cell office:value-type="float" office:value="0.249802103" calcext:value-type="float">
            <text:p>0.249802103</text:p>
          </table:table-cell>
          <table:table-cell office:value-type="float" office:value="0.247281223" calcext:value-type="float">
            <text:p>0.247281223</text:p>
          </table:table-cell>
          <table:table-cell office:value-type="float" office:value="0.249802103" calcext:value-type="float">
            <text:p>0.249802103</text:p>
          </table:table-cell>
          <table:table-cell office:value-type="float" office:value="0.005748186" calcext:value-type="float">
            <text:p>0.005748186</text:p>
          </table:table-cell>
          <table:table-cell office:value-type="float" office:value="0.000924455" calcext:value-type="float">
            <text:p>0.000924455</text:p>
          </table:table-cell>
          <table:table-cell office:value-type="float" office:value="0.000900667" calcext:value-type="float">
            <text:p>0.000900667</text:p>
          </table:table-cell>
          <table:table-cell office:value-type="float" office:value="0.001010029" calcext:value-type="float">
            <text:p>0.001010029</text:p>
          </table:table-cell>
          <table:table-cell office:value-type="float" office:value="0.00094505" calcext:value-type="float">
            <text:p>0.00094505</text:p>
          </table:table-cell>
          <table:table-cell office:value-type="float" office:value="0.000924455" calcext:value-type="float">
            <text:p>0.000924455</text:p>
          </table:table-cell>
          <table:table-cell office:value-type="float" office:value="0.00094505" calcext:value-type="float">
            <text:p>0.00094505</text:p>
          </table:table-cell>
          <table:table-cell office:value-type="float" office:value="0.000046962" calcext:value-type="float">
            <text:p>4.6962E-05</text:p>
          </table:table-cell>
          <table:table-cell office:value-type="float" office:value="27.417007287" calcext:value-type="float">
            <text:p>27.417007287</text:p>
          </table:table-cell>
          <table:table-cell office:value-type="float" office:value="27.416421427" calcext:value-type="float">
            <text:p>27.416421427</text:p>
          </table:table-cell>
          <table:table-cell office:value-type="float" office:value="27.419114818" calcext:value-type="float">
            <text:p>27.419114818</text:p>
          </table:table-cell>
          <table:table-cell office:value-type="float" office:value="27.417514511" calcext:value-type="float">
            <text:p>27.417514511</text:p>
          </table:table-cell>
          <table:table-cell office:value-type="float" office:value="27.417007287" calcext:value-type="float">
            <text:p>27.417007287</text:p>
          </table:table-cell>
          <table:table-cell office:value-type="float" office:value="27.417514511" calcext:value-type="float">
            <text:p>27.417514511</text:p>
          </table:table-cell>
          <table:table-cell office:value-type="float" office:value="0.001156588" calcext:value-type="float">
            <text:p>0.0011565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07 15:45:23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8226" calcext:value-type="float">
            <text:p>0.2488226</text:p>
          </table:table-cell>
          <table:table-cell office:value-type="float" office:value="0.244014292" calcext:value-type="float">
            <text:p>0.244014292</text:p>
          </table:table-cell>
          <table:table-cell office:value-type="float" office:value="0.255647332" calcext:value-type="float">
            <text:p>0.255647332</text:p>
          </table:table-cell>
          <table:table-cell office:value-type="float" office:value="0.249494741" calcext:value-type="float">
            <text:p>0.249494741</text:p>
          </table:table-cell>
          <table:table-cell office:value-type="float" office:value="0.2488226" calcext:value-type="float">
            <text:p>0.2488226</text:p>
          </table:table-cell>
          <table:table-cell office:value-type="float" office:value="0.249494741" calcext:value-type="float">
            <text:p>0.249494741</text:p>
          </table:table-cell>
          <table:table-cell office:value-type="float" office:value="0.004772891" calcext:value-type="float">
            <text:p>0.004772891</text:p>
          </table:table-cell>
          <table:table-cell office:value-type="float" office:value="0.000937048" calcext:value-type="float">
            <text:p>0.000937048</text:p>
          </table:table-cell>
          <table:table-cell office:value-type="float" office:value="0.000897764" calcext:value-type="float">
            <text:p>0.000897764</text:p>
          </table:table-cell>
          <table:table-cell office:value-type="float" office:value="0.000992805" calcext:value-type="float">
            <text:p>0.000992805</text:p>
          </table:table-cell>
          <table:table-cell office:value-type="float" office:value="0.000942539" calcext:value-type="float">
            <text:p>0.000942539</text:p>
          </table:table-cell>
          <table:table-cell office:value-type="float" office:value="0.000937048" calcext:value-type="float">
            <text:p>0.000937048</text:p>
          </table:table-cell>
          <table:table-cell office:value-type="float" office:value="0.000942539" calcext:value-type="float">
            <text:p>0.000942539</text:p>
          </table:table-cell>
          <table:table-cell office:value-type="float" office:value="0.000038994" calcext:value-type="float">
            <text:p>3.8994E-05</text:p>
          </table:table-cell>
          <table:table-cell office:value-type="float" office:value="27.417317426" calcext:value-type="float">
            <text:p>27.417317426</text:p>
          </table:table-cell>
          <table:table-cell office:value-type="float" office:value="27.416349949" calcext:value-type="float">
            <text:p>27.416349949</text:p>
          </table:table-cell>
          <table:table-cell office:value-type="float" office:value="27.418690625" calcext:value-type="float">
            <text:p>27.418690625</text:p>
          </table:table-cell>
          <table:table-cell office:value-type="float" office:value="27.417452667" calcext:value-type="float">
            <text:p>27.417452667</text:p>
          </table:table-cell>
          <table:table-cell office:value-type="float" office:value="27.417317426" calcext:value-type="float">
            <text:p>27.417317426</text:p>
          </table:table-cell>
          <table:table-cell office:value-type="float" office:value="27.417452667" calcext:value-type="float">
            <text:p>27.417452667</text:p>
          </table:table-cell>
          <table:table-cell office:value-type="float" office:value="0.00096035" calcext:value-type="float">
            <text:p>0.000960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07 15:45:25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914987" calcext:value-type="float">
            <text:p>0.248914987</text:p>
          </table:table-cell>
          <table:table-cell office:value-type="float" office:value="0.244555502" calcext:value-type="float">
            <text:p>0.244555502</text:p>
          </table:table-cell>
          <table:table-cell office:value-type="float" office:value="0.255823762" calcext:value-type="float">
            <text:p>0.255823762</text:p>
          </table:table-cell>
          <table:table-cell office:value-type="float" office:value="0.24976475" calcext:value-type="float">
            <text:p>0.24976475</text:p>
          </table:table-cell>
          <table:table-cell office:value-type="float" office:value="0.248914987" calcext:value-type="float">
            <text:p>0.248914987</text:p>
          </table:table-cell>
          <table:table-cell office:value-type="float" office:value="0.24976475" calcext:value-type="float">
            <text:p>0.24976475</text:p>
          </table:table-cell>
          <table:table-cell office:value-type="float" office:value="0.004639324" calcext:value-type="float">
            <text:p>0.004639324</text:p>
          </table:table-cell>
          <table:table-cell office:value-type="float" office:value="0.000937803" calcext:value-type="float">
            <text:p>0.000937803</text:p>
          </table:table-cell>
          <table:table-cell office:value-type="float" office:value="0.000902186" calcext:value-type="float">
            <text:p>0.000902186</text:p>
          </table:table-cell>
          <table:table-cell office:value-type="float" office:value="0.000994247" calcext:value-type="float">
            <text:p>0.000994247</text:p>
          </table:table-cell>
          <table:table-cell office:value-type="float" office:value="0.000944745" calcext:value-type="float">
            <text:p>0.000944745</text:p>
          </table:table-cell>
          <table:table-cell office:value-type="float" office:value="0.000937803" calcext:value-type="float">
            <text:p>0.000937803</text:p>
          </table:table-cell>
          <table:table-cell office:value-type="float" office:value="0.000944745" calcext:value-type="float">
            <text:p>0.000944745</text:p>
          </table:table-cell>
          <table:table-cell office:value-type="float" office:value="0.000037903" calcext:value-type="float">
            <text:p>3.7903E-05</text:p>
          </table:table-cell>
          <table:table-cell office:value-type="float" office:value="27.417336015" calcext:value-type="float">
            <text:p>27.417336015</text:p>
          </table:table-cell>
          <table:table-cell office:value-type="float" office:value="27.416458846" calcext:value-type="float">
            <text:p>27.416458846</text:p>
          </table:table-cell>
          <table:table-cell office:value-type="float" office:value="27.418726125" calcext:value-type="float">
            <text:p>27.418726125</text:p>
          </table:table-cell>
          <table:table-cell office:value-type="float" office:value="27.417506995" calcext:value-type="float">
            <text:p>27.417506995</text:p>
          </table:table-cell>
          <table:table-cell office:value-type="float" office:value="27.417336015" calcext:value-type="float">
            <text:p>27.417336015</text:p>
          </table:table-cell>
          <table:table-cell office:value-type="float" office:value="27.417506995" calcext:value-type="float">
            <text:p>27.417506995</text:p>
          </table:table-cell>
          <table:table-cell office:value-type="float" office:value="0.000933475" calcext:value-type="float">
            <text:p>0.0009334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07 15:45:26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920947" calcext:value-type="float">
            <text:p>0.248920947</text:p>
          </table:table-cell>
          <table:table-cell office:value-type="float" office:value="0.244379073" calcext:value-type="float">
            <text:p>0.244379073</text:p>
          </table:table-cell>
          <table:table-cell office:value-type="float" office:value="0.255913169" calcext:value-type="float">
            <text:p>0.255913169</text:p>
          </table:table-cell>
          <table:table-cell office:value-type="float" office:value="0.24973773" calcext:value-type="float">
            <text:p>0.24973773</text:p>
          </table:table-cell>
          <table:table-cell office:value-type="float" office:value="0.248920947" calcext:value-type="float">
            <text:p>0.248920947</text:p>
          </table:table-cell>
          <table:table-cell office:value-type="float" office:value="0.24973773" calcext:value-type="float">
            <text:p>0.24973773</text:p>
          </table:table-cell>
          <table:table-cell office:value-type="float" office:value="0.004744063" calcext:value-type="float">
            <text:p>0.004744063</text:p>
          </table:table-cell>
          <table:table-cell office:value-type="float" office:value="0.000937851" calcext:value-type="float">
            <text:p>0.000937851</text:p>
          </table:table-cell>
          <table:table-cell office:value-type="float" office:value="0.000900744" calcext:value-type="float">
            <text:p>0.000900744</text:p>
          </table:table-cell>
          <table:table-cell office:value-type="float" office:value="0.000994977" calcext:value-type="float">
            <text:p>0.000994977</text:p>
          </table:table-cell>
          <table:table-cell office:value-type="float" office:value="0.000944524" calcext:value-type="float">
            <text:p>0.000944524</text:p>
          </table:table-cell>
          <table:table-cell office:value-type="float" office:value="0.000937851" calcext:value-type="float">
            <text:p>0.000937851</text:p>
          </table:table-cell>
          <table:table-cell office:value-type="float" office:value="0.000944524" calcext:value-type="float">
            <text:p>0.000944524</text:p>
          </table:table-cell>
          <table:table-cell office:value-type="float" office:value="0.000038759" calcext:value-type="float">
            <text:p>3.8759E-05</text:p>
          </table:table-cell>
          <table:table-cell office:value-type="float" office:value="27.417337214" calcext:value-type="float">
            <text:p>27.417337214</text:p>
          </table:table-cell>
          <table:table-cell office:value-type="float" office:value="27.416423346" calcext:value-type="float">
            <text:p>27.416423346</text:p>
          </table:table-cell>
          <table:table-cell office:value-type="float" office:value="27.418744114" calcext:value-type="float">
            <text:p>27.418744114</text:p>
          </table:table-cell>
          <table:table-cell office:value-type="float" office:value="27.417501558" calcext:value-type="float">
            <text:p>27.417501558</text:p>
          </table:table-cell>
          <table:table-cell office:value-type="float" office:value="27.417337214" calcext:value-type="float">
            <text:p>27.417337214</text:p>
          </table:table-cell>
          <table:table-cell office:value-type="float" office:value="27.417501558" calcext:value-type="float">
            <text:p>27.417501558</text:p>
          </table:table-cell>
          <table:table-cell office:value-type="float" office:value="0.00095455" calcext:value-type="float">
            <text:p>0.000954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07 15:45:27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601466" calcext:value-type="float">
            <text:p>0.248601466</text:p>
          </table:table-cell>
          <table:table-cell office:value-type="float" office:value="0.244634181" calcext:value-type="float">
            <text:p>0.244634181</text:p>
          </table:table-cell>
          <table:table-cell office:value-type="float" office:value="0.255626471" calcext:value-type="float">
            <text:p>0.255626471</text:p>
          </table:table-cell>
          <table:table-cell office:value-type="float" office:value="0.249620706" calcext:value-type="float">
            <text:p>0.249620706</text:p>
          </table:table-cell>
          <table:table-cell office:value-type="float" office:value="0.248601466" calcext:value-type="float">
            <text:p>0.248601466</text:p>
          </table:table-cell>
          <table:table-cell office:value-type="float" office:value="0.249620706" calcext:value-type="float">
            <text:p>0.249620706</text:p>
          </table:table-cell>
          <table:table-cell office:value-type="float" office:value="0.004545089" calcext:value-type="float">
            <text:p>0.004545089</text:p>
          </table:table-cell>
          <table:table-cell office:value-type="float" office:value="0.000935241" calcext:value-type="float">
            <text:p>0.000935241</text:p>
          </table:table-cell>
          <table:table-cell office:value-type="float" office:value="0.000902829" calcext:value-type="float">
            <text:p>0.000902829</text:p>
          </table:table-cell>
          <table:table-cell office:value-type="float" office:value="0.000992635" calcext:value-type="float">
            <text:p>0.000992635</text:p>
          </table:table-cell>
          <table:table-cell office:value-type="float" office:value="0.000943568" calcext:value-type="float">
            <text:p>0.000943568</text:p>
          </table:table-cell>
          <table:table-cell office:value-type="float" office:value="0.000935241" calcext:value-type="float">
            <text:p>0.000935241</text:p>
          </table:table-cell>
          <table:table-cell office:value-type="float" office:value="0.000943568" calcext:value-type="float">
            <text:p>0.000943568</text:p>
          </table:table-cell>
          <table:table-cell office:value-type="float" office:value="0.000037133" calcext:value-type="float">
            <text:p>3.7133E-05</text:p>
          </table:table-cell>
          <table:table-cell office:value-type="float" office:value="27.417272932" calcext:value-type="float">
            <text:p>27.417272932</text:p>
          </table:table-cell>
          <table:table-cell office:value-type="float" office:value="27.416474677" calcext:value-type="float">
            <text:p>27.416474677</text:p>
          </table:table-cell>
          <table:table-cell office:value-type="float" office:value="27.418686428" calcext:value-type="float">
            <text:p>27.418686428</text:p>
          </table:table-cell>
          <table:table-cell office:value-type="float" office:value="27.417478012" calcext:value-type="float">
            <text:p>27.417478012</text:p>
          </table:table-cell>
          <table:table-cell office:value-type="float" office:value="27.417272932" calcext:value-type="float">
            <text:p>27.417272932</text:p>
          </table:table-cell>
          <table:table-cell office:value-type="float" office:value="27.417478012" calcext:value-type="float">
            <text:p>27.417478012</text:p>
          </table:table-cell>
          <table:table-cell office:value-type="float" office:value="0.000914514" calcext:value-type="float">
            <text:p>0.0009145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07 15:45:28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814851" calcext:value-type="float">
            <text:p>0.248814851</text:p>
          </table:table-cell>
          <table:table-cell office:value-type="float" office:value="0.244307547" calcext:value-type="float">
            <text:p>0.244307547</text:p>
          </table:table-cell>
          <table:table-cell office:value-type="float" office:value="0.256119997" calcext:value-type="float">
            <text:p>0.256119997</text:p>
          </table:table-cell>
          <table:table-cell office:value-type="float" office:value="0.249747465" calcext:value-type="float">
            <text:p>0.249747465</text:p>
          </table:table-cell>
          <table:table-cell office:value-type="float" office:value="0.248814851" calcext:value-type="float">
            <text:p>0.248814851</text:p>
          </table:table-cell>
          <table:table-cell office:value-type="float" office:value="0.249747465" calcext:value-type="float">
            <text:p>0.249747465</text:p>
          </table:table-cell>
          <table:table-cell office:value-type="float" office:value="0.004867294" calcext:value-type="float">
            <text:p>0.004867294</text:p>
          </table:table-cell>
          <table:table-cell office:value-type="float" office:value="0.000936984" calcext:value-type="float">
            <text:p>0.000936984</text:p>
          </table:table-cell>
          <table:table-cell office:value-type="float" office:value="0.00090016" calcext:value-type="float">
            <text:p>0.00090016</text:p>
          </table:table-cell>
          <table:table-cell office:value-type="float" office:value="0.000996667" calcext:value-type="float">
            <text:p>0.000996667</text:p>
          </table:table-cell>
          <table:table-cell office:value-type="float" office:value="0.000944604" calcext:value-type="float">
            <text:p>0.000944604</text:p>
          </table:table-cell>
          <table:table-cell office:value-type="float" office:value="0.000936984" calcext:value-type="float">
            <text:p>0.000936984</text:p>
          </table:table-cell>
          <table:table-cell office:value-type="float" office:value="0.000944604" calcext:value-type="float">
            <text:p>0.000944604</text:p>
          </table:table-cell>
          <table:table-cell office:value-type="float" office:value="0.000039765" calcext:value-type="float">
            <text:p>3.9765E-05</text:p>
          </table:table-cell>
          <table:table-cell office:value-type="float" office:value="27.417315867" calcext:value-type="float">
            <text:p>27.417315867</text:p>
          </table:table-cell>
          <table:table-cell office:value-type="float" office:value="27.416408955" calcext:value-type="float">
            <text:p>27.416408955</text:p>
          </table:table-cell>
          <table:table-cell office:value-type="float" office:value="27.41878573" calcext:value-type="float">
            <text:p>27.41878573</text:p>
          </table:table-cell>
          <table:table-cell office:value-type="float" office:value="27.417503517" calcext:value-type="float">
            <text:p>27.417503517</text:p>
          </table:table-cell>
          <table:table-cell office:value-type="float" office:value="27.417315867" calcext:value-type="float">
            <text:p>27.417315867</text:p>
          </table:table-cell>
          <table:table-cell office:value-type="float" office:value="27.417503517" calcext:value-type="float">
            <text:p>27.417503517</text:p>
          </table:table-cell>
          <table:table-cell office:value-type="float" office:value="0.000979345" calcext:value-type="float">
            <text:p>0.0009793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07 15:45:30</text:p>
          </table:table-cell>
          <table:table-cell office:value-type="float" office:value="27.40435" calcext:value-type="float">
            <text:p>27.40435</text:p>
          </table:table-cell>
          <table:table-cell office:value-type="float" office:value="0.249180227" calcext:value-type="float">
            <text:p>0.249180227</text:p>
          </table:table-cell>
          <table:table-cell office:value-type="float" office:value="0.244457155" calcext:value-type="float">
            <text:p>0.244457155</text:p>
          </table:table-cell>
          <table:table-cell office:value-type="float" office:value="0.255785019" calcext:value-type="float">
            <text:p>0.255785019</text:p>
          </table:table-cell>
          <table:table-cell office:value-type="float" office:value="0.249807467" calcext:value-type="float">
            <text:p>0.249807467</text:p>
          </table:table-cell>
          <table:table-cell office:value-type="float" office:value="0.249180227" calcext:value-type="float">
            <text:p>0.249180227</text:p>
          </table:table-cell>
          <table:table-cell office:value-type="float" office:value="0.249807467" calcext:value-type="float">
            <text:p>0.249807467</text:p>
          </table:table-cell>
          <table:table-cell office:value-type="float" office:value="0.004645801" calcext:value-type="float">
            <text:p>0.004645801</text:p>
          </table:table-cell>
          <table:table-cell office:value-type="float" office:value="0.00093997" calcext:value-type="float">
            <text:p>0.00093997</text:p>
          </table:table-cell>
          <table:table-cell office:value-type="float" office:value="0.000901382" calcext:value-type="float">
            <text:p>0.000901382</text:p>
          </table:table-cell>
          <table:table-cell office:value-type="float" office:value="0.00099393" calcext:value-type="float">
            <text:p>0.00099393</text:p>
          </table:table-cell>
          <table:table-cell office:value-type="float" office:value="0.000945094" calcext:value-type="float">
            <text:p>0.000945094</text:p>
          </table:table-cell>
          <table:table-cell office:value-type="float" office:value="0.00093997" calcext:value-type="float">
            <text:p>0.00093997</text:p>
          </table:table-cell>
          <table:table-cell office:value-type="float" office:value="0.000945094" calcext:value-type="float">
            <text:p>0.000945094</text:p>
          </table:table-cell>
          <table:table-cell office:value-type="float" office:value="0.000037956" calcext:value-type="float">
            <text:p>3.7956E-05</text:p>
          </table:table-cell>
          <table:table-cell office:value-type="float" office:value="27.427497471" calcext:value-type="float">
            <text:p>27.427497471</text:p>
          </table:table-cell>
          <table:table-cell office:value-type="float" office:value="27.426547152" calcext:value-type="float">
            <text:p>27.426547152</text:p>
          </table:table-cell>
          <table:table-cell office:value-type="float" office:value="27.428826404" calcext:value-type="float">
            <text:p>27.428826404</text:p>
          </table:table-cell>
          <table:table-cell office:value-type="float" office:value="27.427623676" calcext:value-type="float">
            <text:p>27.427623676</text:p>
          </table:table-cell>
          <table:table-cell office:value-type="float" office:value="27.427497471" calcext:value-type="float">
            <text:p>27.427497471</text:p>
          </table:table-cell>
          <table:table-cell office:value-type="float" office:value="27.427623676" calcext:value-type="float">
            <text:p>27.427623676</text:p>
          </table:table-cell>
          <table:table-cell office:value-type="float" office:value="0.00093477" calcext:value-type="float">
            <text:p>0.000934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07 15:45:31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667627" calcext:value-type="float">
            <text:p>0.248667627</text:p>
          </table:table-cell>
          <table:table-cell office:value-type="float" office:value="0.244259267" calcext:value-type="float">
            <text:p>0.244259267</text:p>
          </table:table-cell>
          <table:table-cell office:value-type="float" office:value="0.257166059" calcext:value-type="float">
            <text:p>0.257166059</text:p>
          </table:table-cell>
          <table:table-cell office:value-type="float" office:value="0.250030984" calcext:value-type="float">
            <text:p>0.250030984</text:p>
          </table:table-cell>
          <table:table-cell office:value-type="float" office:value="0.248667627" calcext:value-type="float">
            <text:p>0.248667627</text:p>
          </table:table-cell>
          <table:table-cell office:value-type="float" office:value="0.250030984" calcext:value-type="float">
            <text:p>0.250030984</text:p>
          </table:table-cell>
          <table:table-cell office:value-type="float" office:value="0.005356639" calcext:value-type="float">
            <text:p>0.005356639</text:p>
          </table:table-cell>
          <table:table-cell office:value-type="float" office:value="0.000935782" calcext:value-type="float">
            <text:p>0.000935782</text:p>
          </table:table-cell>
          <table:table-cell office:value-type="float" office:value="0.000899766" calcext:value-type="float">
            <text:p>0.000899766</text:p>
          </table:table-cell>
          <table:table-cell office:value-type="float" office:value="0.001005213" calcext:value-type="float">
            <text:p>0.001005213</text:p>
          </table:table-cell>
          <table:table-cell office:value-type="float" office:value="0.00094692" calcext:value-type="float">
            <text:p>0.00094692</text:p>
          </table:table-cell>
          <table:table-cell office:value-type="float" office:value="0.000935782" calcext:value-type="float">
            <text:p>0.000935782</text:p>
          </table:table-cell>
          <table:table-cell office:value-type="float" office:value="0.00094692" calcext:value-type="float">
            <text:p>0.00094692</text:p>
          </table:table-cell>
          <table:table-cell office:value-type="float" office:value="0.000043763" calcext:value-type="float">
            <text:p>4.3763E-05</text:p>
          </table:table-cell>
          <table:table-cell office:value-type="float" office:value="27.417286244" calcext:value-type="float">
            <text:p>27.417286244</text:p>
          </table:table-cell>
          <table:table-cell office:value-type="float" office:value="27.41639924" calcext:value-type="float">
            <text:p>27.41639924</text:p>
          </table:table-cell>
          <table:table-cell office:value-type="float" office:value="27.418996207" calcext:value-type="float">
            <text:p>27.418996207</text:p>
          </table:table-cell>
          <table:table-cell office:value-type="float" office:value="27.417560564" calcext:value-type="float">
            <text:p>27.417560564</text:p>
          </table:table-cell>
          <table:table-cell office:value-type="float" office:value="27.417286244" calcext:value-type="float">
            <text:p>27.417286244</text:p>
          </table:table-cell>
          <table:table-cell office:value-type="float" office:value="27.417560564" calcext:value-type="float">
            <text:p>27.417560564</text:p>
          </table:table-cell>
          <table:table-cell office:value-type="float" office:value="0.001077806" calcext:value-type="float">
            <text:p>0.0010778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07 15:45:32</text:p>
          </table:table-cell>
          <table:table-cell office:value-type="float" office:value="27.39929" calcext:value-type="float">
            <text:p>27.39929</text:p>
          </table:table-cell>
          <table:table-cell office:value-type="float" office:value="0.248030454" calcext:value-type="float">
            <text:p>0.248030454</text:p>
          </table:table-cell>
          <table:table-cell office:value-type="float" office:value="0.244721799" calcext:value-type="float">
            <text:p>0.244721799</text:p>
          </table:table-cell>
          <table:table-cell office:value-type="float" office:value="0.25751117" calcext:value-type="float">
            <text:p>0.25751117</text:p>
          </table:table-cell>
          <table:table-cell office:value-type="float" office:value="0.250087808" calcext:value-type="float">
            <text:p>0.250087808</text:p>
          </table:table-cell>
          <table:table-cell office:value-type="float" office:value="0.248030454" calcext:value-type="float">
            <text:p>0.248030454</text:p>
          </table:table-cell>
          <table:table-cell office:value-type="float" office:value="0.250087808" calcext:value-type="float">
            <text:p>0.250087808</text:p>
          </table:table-cell>
          <table:table-cell office:value-type="float" office:value="0.005420118" calcext:value-type="float">
            <text:p>0.005420118</text:p>
          </table:table-cell>
          <table:table-cell office:value-type="float" office:value="0.000930576" calcext:value-type="float">
            <text:p>0.000930576</text:p>
          </table:table-cell>
          <table:table-cell office:value-type="float" office:value="0.000903545" calcext:value-type="float">
            <text:p>0.000903545</text:p>
          </table:table-cell>
          <table:table-cell office:value-type="float" office:value="0.001008033" calcext:value-type="float">
            <text:p>0.001008033</text:p>
          </table:table-cell>
          <table:table-cell office:value-type="float" office:value="0.000947384" calcext:value-type="float">
            <text:p>0.000947384</text:p>
          </table:table-cell>
          <table:table-cell office:value-type="float" office:value="0.000930576" calcext:value-type="float">
            <text:p>0.000930576</text:p>
          </table:table-cell>
          <table:table-cell office:value-type="float" office:value="0.000947384" calcext:value-type="float">
            <text:p>0.000947384</text:p>
          </table:table-cell>
          <table:table-cell office:value-type="float" office:value="0.000044282" calcext:value-type="float">
            <text:p>4.4282E-05</text:p>
          </table:table-cell>
          <table:table-cell office:value-type="float" office:value="27.422212083" calcext:value-type="float">
            <text:p>27.422212083</text:p>
          </table:table-cell>
          <table:table-cell office:value-type="float" office:value="27.421546353" calcext:value-type="float">
            <text:p>27.421546353</text:p>
          </table:table-cell>
          <table:table-cell office:value-type="float" office:value="27.424119682" calcext:value-type="float">
            <text:p>27.424119682</text:p>
          </table:table-cell>
          <table:table-cell office:value-type="float" office:value="27.42262604" calcext:value-type="float">
            <text:p>27.42262604</text:p>
          </table:table-cell>
          <table:table-cell office:value-type="float" office:value="27.422212083" calcext:value-type="float">
            <text:p>27.422212083</text:p>
          </table:table-cell>
          <table:table-cell office:value-type="float" office:value="27.42262604" calcext:value-type="float">
            <text:p>27.42262604</text:p>
          </table:table-cell>
          <table:table-cell office:value-type="float" office:value="0.001090573" calcext:value-type="float">
            <text:p>0.0010905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07 15:45:33</text:p>
          </table:table-cell>
          <table:table-cell office:value-type="float" office:value="27.39424" calcext:value-type="float">
            <text:p>27.39424</text:p>
          </table:table-cell>
          <table:table-cell office:value-type="float" office:value="0.248141318" calcext:value-type="float">
            <text:p>0.248141318</text:p>
          </table:table-cell>
          <table:table-cell office:value-type="float" office:value="0.24459663" calcext:value-type="float">
            <text:p>0.24459663</text:p>
          </table:table-cell>
          <table:table-cell office:value-type="float" office:value="0.257825286" calcext:value-type="float">
            <text:p>0.257825286</text:p>
          </table:table-cell>
          <table:table-cell office:value-type="float" office:value="0.250187745" calcext:value-type="float">
            <text:p>0.250187745</text:p>
          </table:table-cell>
          <table:table-cell office:value-type="float" office:value="0.248141318" calcext:value-type="float">
            <text:p>0.248141318</text:p>
          </table:table-cell>
          <table:table-cell office:value-type="float" office:value="0.250187745" calcext:value-type="float">
            <text:p>0.250187745</text:p>
          </table:table-cell>
          <table:table-cell office:value-type="float" office:value="0.005591078" calcext:value-type="float">
            <text:p>0.005591078</text:p>
          </table:table-cell>
          <table:table-cell office:value-type="float" office:value="0.000931482" calcext:value-type="float">
            <text:p>0.000931482</text:p>
          </table:table-cell>
          <table:table-cell office:value-type="float" office:value="0.000902522" calcext:value-type="float">
            <text:p>0.000902522</text:p>
          </table:table-cell>
          <table:table-cell office:value-type="float" office:value="0.001010599" calcext:value-type="float">
            <text:p>0.001010599</text:p>
          </table:table-cell>
          <table:table-cell office:value-type="float" office:value="0.000948201" calcext:value-type="float">
            <text:p>0.000948201</text:p>
          </table:table-cell>
          <table:table-cell office:value-type="float" office:value="0.000931482" calcext:value-type="float">
            <text:p>0.000931482</text:p>
          </table:table-cell>
          <table:table-cell office:value-type="float" office:value="0.000948201" calcext:value-type="float">
            <text:p>0.000948201</text:p>
          </table:table-cell>
          <table:table-cell office:value-type="float" office:value="0.000045679" calcext:value-type="float">
            <text:p>4.5679E-05</text:p>
          </table:table-cell>
          <table:table-cell office:value-type="float" office:value="27.417180346" calcext:value-type="float">
            <text:p>27.417180346</text:p>
          </table:table-cell>
          <table:table-cell office:value-type="float" office:value="27.416467121" calcext:value-type="float">
            <text:p>27.416467121</text:p>
          </table:table-cell>
          <table:table-cell office:value-type="float" office:value="27.41912885" calcext:value-type="float">
            <text:p>27.41912885</text:p>
          </table:table-cell>
          <table:table-cell office:value-type="float" office:value="27.417592105" calcext:value-type="float">
            <text:p>27.417592105</text:p>
          </table:table-cell>
          <table:table-cell office:value-type="float" office:value="27.417180346" calcext:value-type="float">
            <text:p>27.417180346</text:p>
          </table:table-cell>
          <table:table-cell office:value-type="float" office:value="27.417592105" calcext:value-type="float">
            <text:p>27.417592105</text:p>
          </table:table-cell>
          <table:table-cell office:value-type="float" office:value="0.001124977" calcext:value-type="float">
            <text:p>0.0011249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07 15:45:35</text:p>
          </table:table-cell>
          <table:table-cell office:value-type="float" office:value="27.38919" calcext:value-type="float">
            <text:p>27.38919</text:p>
          </table:table-cell>
          <table:table-cell office:value-type="float" office:value="0.248407155" calcext:value-type="float">
            <text:p>0.248407155</text:p>
          </table:table-cell>
          <table:table-cell office:value-type="float" office:value="0.244560867" calcext:value-type="float">
            <text:p>0.244560867</text:p>
          </table:table-cell>
          <table:table-cell office:value-type="float" office:value="0.257666142" calcext:value-type="float">
            <text:p>0.257666142</text:p>
          </table:table-cell>
          <table:table-cell office:value-type="float" office:value="0.250211388" calcext:value-type="float">
            <text:p>0.250211388</text:p>
          </table:table-cell>
          <table:table-cell office:value-type="float" office:value="0.248407155" calcext:value-type="float">
            <text:p>0.248407155</text:p>
          </table:table-cell>
          <table:table-cell office:value-type="float" office:value="0.250211388" calcext:value-type="float">
            <text:p>0.250211388</text:p>
          </table:table-cell>
          <table:table-cell office:value-type="float" office:value="0.005500212" calcext:value-type="float">
            <text:p>0.005500212</text:p>
          </table:table-cell>
          <table:table-cell office:value-type="float" office:value="0.000933654" calcext:value-type="float">
            <text:p>0.000933654</text:p>
          </table:table-cell>
          <table:table-cell office:value-type="float" office:value="0.00090223" calcext:value-type="float">
            <text:p>0.00090223</text:p>
          </table:table-cell>
          <table:table-cell office:value-type="float" office:value="0.001009299" calcext:value-type="float">
            <text:p>0.001009299</text:p>
          </table:table-cell>
          <table:table-cell office:value-type="float" office:value="0.000948394" calcext:value-type="float">
            <text:p>0.000948394</text:p>
          </table:table-cell>
          <table:table-cell office:value-type="float" office:value="0.000933654" calcext:value-type="float">
            <text:p>0.000933654</text:p>
          </table:table-cell>
          <table:table-cell office:value-type="float" office:value="0.000948394" calcext:value-type="float">
            <text:p>0.000948394</text:p>
          </table:table-cell>
          <table:table-cell office:value-type="float" office:value="0.000044936" calcext:value-type="float">
            <text:p>4.4936E-05</text:p>
          </table:table-cell>
          <table:table-cell office:value-type="float" office:value="27.412179791" calcext:value-type="float">
            <text:p>27.412179791</text:p>
          </table:table-cell>
          <table:table-cell office:value-type="float" office:value="27.411405878" calcext:value-type="float">
            <text:p>27.411405878</text:p>
          </table:table-cell>
          <table:table-cell office:value-type="float" office:value="27.414042793" calcext:value-type="float">
            <text:p>27.414042793</text:p>
          </table:table-cell>
          <table:table-cell office:value-type="float" office:value="27.412542821" calcext:value-type="float">
            <text:p>27.412542821</text:p>
          </table:table-cell>
          <table:table-cell office:value-type="float" office:value="27.412179791" calcext:value-type="float">
            <text:p>27.412179791</text:p>
          </table:table-cell>
          <table:table-cell office:value-type="float" office:value="27.412542821" calcext:value-type="float">
            <text:p>27.412542821</text:p>
          </table:table-cell>
          <table:table-cell office:value-type="float" office:value="0.001106699" calcext:value-type="float">
            <text:p>0.00110669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07 15:45:36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48326093" calcext:value-type="float">
            <text:p>0.248326093</text:p>
          </table:table-cell>
          <table:table-cell office:value-type="float" office:value="0.245141416" calcext:value-type="float">
            <text:p>0.245141416</text:p>
          </table:table-cell>
          <table:table-cell office:value-type="float" office:value="0.257641108" calcext:value-type="float">
            <text:p>0.257641108</text:p>
          </table:table-cell>
          <table:table-cell office:value-type="float" office:value="0.250369539" calcext:value-type="float">
            <text:p>0.250369539</text:p>
          </table:table-cell>
          <table:table-cell office:value-type="float" office:value="0.248326093" calcext:value-type="float">
            <text:p>0.248326093</text:p>
          </table:table-cell>
          <table:table-cell office:value-type="float" office:value="0.250369539" calcext:value-type="float">
            <text:p>0.250369539</text:p>
          </table:table-cell>
          <table:table-cell office:value-type="float" office:value="0.005303604" calcext:value-type="float">
            <text:p>0.005303604</text:p>
          </table:table-cell>
          <table:table-cell office:value-type="float" office:value="0.000932991" calcext:value-type="float">
            <text:p>0.000932991</text:p>
          </table:table-cell>
          <table:table-cell office:value-type="float" office:value="0.000906973" calcext:value-type="float">
            <text:p>0.000906973</text:p>
          </table:table-cell>
          <table:table-cell office:value-type="float" office:value="0.001009094" calcext:value-type="float">
            <text:p>0.001009094</text:p>
          </table:table-cell>
          <table:table-cell office:value-type="float" office:value="0.000949686" calcext:value-type="float">
            <text:p>0.000949686</text:p>
          </table:table-cell>
          <table:table-cell office:value-type="float" office:value="0.000932991" calcext:value-type="float">
            <text:p>0.000932991</text:p>
          </table:table-cell>
          <table:table-cell office:value-type="float" office:value="0.000949686" calcext:value-type="float">
            <text:p>0.000949686</text:p>
          </table:table-cell>
          <table:table-cell office:value-type="float" office:value="0.00004333" calcext:value-type="float">
            <text:p>4.333E-05</text:p>
          </table:table-cell>
          <table:table-cell office:value-type="float" office:value="27.407109437" calcext:value-type="float">
            <text:p>27.407109437</text:p>
          </table:table-cell>
          <table:table-cell office:value-type="float" office:value="27.406468644" calcext:value-type="float">
            <text:p>27.406468644</text:p>
          </table:table-cell>
          <table:table-cell office:value-type="float" office:value="27.40898372" calcext:value-type="float">
            <text:p>27.40898372</text:p>
          </table:table-cell>
          <table:table-cell office:value-type="float" office:value="27.407520601" calcext:value-type="float">
            <text:p>27.407520601</text:p>
          </table:table-cell>
          <table:table-cell office:value-type="float" office:value="27.407109437" calcext:value-type="float">
            <text:p>27.407109437</text:p>
          </table:table-cell>
          <table:table-cell office:value-type="float" office:value="27.407520601" calcext:value-type="float">
            <text:p>27.407520601</text:p>
          </table:table-cell>
          <table:table-cell office:value-type="float" office:value="0.001067144" calcext:value-type="float">
            <text:p>0.0010671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07 15:45:37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47969657" calcext:value-type="float">
            <text:p>0.247969657</text:p>
          </table:table-cell>
          <table:table-cell office:value-type="float" office:value="0.245066314" calcext:value-type="float">
            <text:p>0.245066314</text:p>
          </table:table-cell>
          <table:table-cell office:value-type="float" office:value="0.256188542" calcext:value-type="float">
            <text:p>0.256188542</text:p>
          </table:table-cell>
          <table:table-cell office:value-type="float" office:value="0.249741505" calcext:value-type="float">
            <text:p>0.249741505</text:p>
          </table:table-cell>
          <table:table-cell office:value-type="float" office:value="0.247969657" calcext:value-type="float">
            <text:p>0.247969657</text:p>
          </table:table-cell>
          <table:table-cell office:value-type="float" office:value="0.249741505" calcext:value-type="float">
            <text:p>0.249741505</text:p>
          </table:table-cell>
          <table:table-cell office:value-type="float" office:value="0.004710313" calcext:value-type="float">
            <text:p>0.004710313</text:p>
          </table:table-cell>
          <table:table-cell office:value-type="float" office:value="0.000930079" calcext:value-type="float">
            <text:p>0.000930079</text:p>
          </table:table-cell>
          <table:table-cell office:value-type="float" office:value="0.000906359" calcext:value-type="float">
            <text:p>0.000906359</text:p>
          </table:table-cell>
          <table:table-cell office:value-type="float" office:value="0.000997227" calcext:value-type="float">
            <text:p>0.000997227</text:p>
          </table:table-cell>
          <table:table-cell office:value-type="float" office:value="0.000944555" calcext:value-type="float">
            <text:p>0.000944555</text:p>
          </table:table-cell>
          <table:table-cell office:value-type="float" office:value="0.000930079" calcext:value-type="float">
            <text:p>0.000930079</text:p>
          </table:table-cell>
          <table:table-cell office:value-type="float" office:value="0.000944555" calcext:value-type="float">
            <text:p>0.000944555</text:p>
          </table:table-cell>
          <table:table-cell office:value-type="float" office:value="0.000038483" calcext:value-type="float">
            <text:p>3.8483E-05</text:p>
          </table:table-cell>
          <table:table-cell office:value-type="float" office:value="27.407037718" calcext:value-type="float">
            <text:p>27.407037718</text:p>
          </table:table-cell>
          <table:table-cell office:value-type="float" office:value="27.406453533" calcext:value-type="float">
            <text:p>27.406453533</text:p>
          </table:table-cell>
          <table:table-cell office:value-type="float" office:value="27.408691449" calcext:value-type="float">
            <text:p>27.408691449</text:p>
          </table:table-cell>
          <table:table-cell office:value-type="float" office:value="27.407394233" calcext:value-type="float">
            <text:p>27.407394233</text:p>
          </table:table-cell>
          <table:table-cell office:value-type="float" office:value="27.407037718" calcext:value-type="float">
            <text:p>27.407037718</text:p>
          </table:table-cell>
          <table:table-cell office:value-type="float" office:value="27.407394233" calcext:value-type="float">
            <text:p>27.407394233</text:p>
          </table:table-cell>
          <table:table-cell office:value-type="float" office:value="0.000947767" calcext:value-type="float">
            <text:p>0.0009477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07 15:45:38</text:p>
          </table:table-cell>
          <table:table-cell office:value-type="float" office:value="27.37908" calcext:value-type="float">
            <text:p>27.37908</text:p>
          </table:table-cell>
          <table:table-cell office:value-type="float" office:value="0.24759534" calcext:value-type="float">
            <text:p>0.24759534</text:p>
          </table:table-cell>
          <table:table-cell office:value-type="float" office:value="0.245171815" calcext:value-type="float">
            <text:p>0.245171815</text:p>
          </table:table-cell>
          <table:table-cell office:value-type="float" office:value="0.256225497" calcext:value-type="float">
            <text:p>0.256225497</text:p>
          </table:table-cell>
          <table:table-cell office:value-type="float" office:value="0.249664217" calcext:value-type="float">
            <text:p>0.249664217</text:p>
          </table:table-cell>
          <table:table-cell office:value-type="float" office:value="0.24759534" calcext:value-type="float">
            <text:p>0.24759534</text:p>
          </table:table-cell>
          <table:table-cell office:value-type="float" office:value="0.249664217" calcext:value-type="float">
            <text:p>0.249664217</text:p>
          </table:table-cell>
          <table:table-cell office:value-type="float" office:value="0.00474385" calcext:value-type="float">
            <text:p>0.00474385</text:p>
          </table:table-cell>
          <table:table-cell office:value-type="float" office:value="0.000927021" calcext:value-type="float">
            <text:p>0.000927021</text:p>
          </table:table-cell>
          <table:table-cell office:value-type="float" office:value="0.000907221" calcext:value-type="float">
            <text:p>0.000907221</text:p>
          </table:table-cell>
          <table:table-cell office:value-type="float" office:value="0.000997529" calcext:value-type="float">
            <text:p>0.000997529</text:p>
          </table:table-cell>
          <table:table-cell office:value-type="float" office:value="0.000943924" calcext:value-type="float">
            <text:p>0.000943924</text:p>
          </table:table-cell>
          <table:table-cell office:value-type="float" office:value="0.000927021" calcext:value-type="float">
            <text:p>0.000927021</text:p>
          </table:table-cell>
          <table:table-cell office:value-type="float" office:value="0.000943924" calcext:value-type="float">
            <text:p>0.000943924</text:p>
          </table:table-cell>
          <table:table-cell office:value-type="float" office:value="0.000038757" calcext:value-type="float">
            <text:p>3.8757E-05</text:p>
          </table:table-cell>
          <table:table-cell office:value-type="float" office:value="27.401908358" calcext:value-type="float">
            <text:p>27.401908358</text:p>
          </table:table-cell>
          <table:table-cell office:value-type="float" office:value="27.401420715" calcext:value-type="float">
            <text:p>27.401420715</text:p>
          </table:table-cell>
          <table:table-cell office:value-type="float" office:value="27.403644848" calcext:value-type="float">
            <text:p>27.403644848</text:p>
          </table:table-cell>
          <table:table-cell office:value-type="float" office:value="27.40232464" calcext:value-type="float">
            <text:p>27.40232464</text:p>
          </table:table-cell>
          <table:table-cell office:value-type="float" office:value="27.401908358" calcext:value-type="float">
            <text:p>27.401908358</text:p>
          </table:table-cell>
          <table:table-cell office:value-type="float" office:value="27.40232464" calcext:value-type="float">
            <text:p>27.40232464</text:p>
          </table:table-cell>
          <table:table-cell office:value-type="float" office:value="0.000954519" calcext:value-type="float">
            <text:p>0.0009545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07 15:45:39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47740775" calcext:value-type="float">
            <text:p>0.247740775</text:p>
          </table:table-cell>
          <table:table-cell office:value-type="float" office:value="0.244760542" calcext:value-type="float">
            <text:p>0.244760542</text:p>
          </table:table-cell>
          <table:table-cell office:value-type="float" office:value="0.256046683" calcext:value-type="float">
            <text:p>0.256046683</text:p>
          </table:table-cell>
          <table:table-cell office:value-type="float" office:value="0.249516" calcext:value-type="float">
            <text:p>0.249516</text:p>
          </table:table-cell>
          <table:table-cell office:value-type="float" office:value="0.247740775" calcext:value-type="float">
            <text:p>0.247740775</text:p>
          </table:table-cell>
          <table:table-cell office:value-type="float" office:value="0.249516" calcext:value-type="float">
            <text:p>0.249516</text:p>
          </table:table-cell>
          <table:table-cell office:value-type="float" office:value="0.00477548" calcext:value-type="float">
            <text:p>0.00477548</text:p>
          </table:table-cell>
          <table:table-cell office:value-type="float" office:value="0.000928209" calcext:value-type="float">
            <text:p>0.000928209</text:p>
          </table:table-cell>
          <table:table-cell office:value-type="float" office:value="0.000903861" calcext:value-type="float">
            <text:p>0.000903861</text:p>
          </table:table-cell>
          <table:table-cell office:value-type="float" office:value="0.000996068" calcext:value-type="float">
            <text:p>0.000996068</text:p>
          </table:table-cell>
          <table:table-cell office:value-type="float" office:value="0.000942713" calcext:value-type="float">
            <text:p>0.000942713</text:p>
          </table:table-cell>
          <table:table-cell office:value-type="float" office:value="0.000928209" calcext:value-type="float">
            <text:p>0.000928209</text:p>
          </table:table-cell>
          <table:table-cell office:value-type="float" office:value="0.000942713" calcext:value-type="float">
            <text:p>0.000942713</text:p>
          </table:table-cell>
          <table:table-cell office:value-type="float" office:value="0.000039015" calcext:value-type="float">
            <text:p>3.9015E-05</text:p>
          </table:table-cell>
          <table:table-cell office:value-type="float" office:value="27.406991665" calcext:value-type="float">
            <text:p>27.406991665</text:p>
          </table:table-cell>
          <table:table-cell office:value-type="float" office:value="27.406392008" calcext:value-type="float">
            <text:p>27.406392008</text:p>
          </table:table-cell>
          <table:table-cell office:value-type="float" office:value="27.408662905" calcext:value-type="float">
            <text:p>27.408662905</text:p>
          </table:table-cell>
          <table:table-cell office:value-type="float" office:value="27.407348859" calcext:value-type="float">
            <text:p>27.407348859</text:p>
          </table:table-cell>
          <table:table-cell office:value-type="float" office:value="27.406991665" calcext:value-type="float">
            <text:p>27.406991665</text:p>
          </table:table-cell>
          <table:table-cell office:value-type="float" office:value="27.407348859" calcext:value-type="float">
            <text:p>27.407348859</text:p>
          </table:table-cell>
          <table:table-cell office:value-type="float" office:value="0.000960879" calcext:value-type="float">
            <text:p>0.00096087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07 15:45:41</text:p>
          </table:table-cell>
          <table:table-cell office:value-type="float" office:value="27.36897" calcext:value-type="float">
            <text:p>27.36897</text:p>
          </table:table-cell>
          <table:table-cell office:value-type="float" office:value="0.247071415" calcext:value-type="float">
            <text:p>0.247071415</text:p>
          </table:table-cell>
          <table:table-cell office:value-type="float" office:value="0.244984656" calcext:value-type="float">
            <text:p>0.244984656</text:p>
          </table:table-cell>
          <table:table-cell office:value-type="float" office:value="0.256524117" calcext:value-type="float">
            <text:p>0.256524117</text:p>
          </table:table-cell>
          <table:table-cell office:value-type="float" office:value="0.249526729" calcext:value-type="float">
            <text:p>0.249526729</text:p>
          </table:table-cell>
          <table:table-cell office:value-type="float" office:value="0.247071415" calcext:value-type="float">
            <text:p>0.247071415</text:p>
          </table:table-cell>
          <table:table-cell office:value-type="float" office:value="0.249526729" calcext:value-type="float">
            <text:p>0.249526729</text:p>
          </table:table-cell>
          <table:table-cell office:value-type="float" office:value="0.005020705" calcext:value-type="float">
            <text:p>0.005020705</text:p>
          </table:table-cell>
          <table:table-cell office:value-type="float" office:value="0.000922741" calcext:value-type="float">
            <text:p>0.000922741</text:p>
          </table:table-cell>
          <table:table-cell office:value-type="float" office:value="0.000905692" calcext:value-type="float">
            <text:p>0.000905692</text:p>
          </table:table-cell>
          <table:table-cell office:value-type="float" office:value="0.000999969" calcext:value-type="float">
            <text:p>0.000999969</text:p>
          </table:table-cell>
          <table:table-cell office:value-type="float" office:value="0.0009428" calcext:value-type="float">
            <text:p>0.0009428</text:p>
          </table:table-cell>
          <table:table-cell office:value-type="float" office:value="0.000922741" calcext:value-type="float">
            <text:p>0.000922741</text:p>
          </table:table-cell>
          <table:table-cell office:value-type="float" office:value="0.0009428" calcext:value-type="float">
            <text:p>0.0009428</text:p>
          </table:table-cell>
          <table:table-cell office:value-type="float" office:value="0.000041019" calcext:value-type="float">
            <text:p>4.1019E-05</text:p>
          </table:table-cell>
          <table:table-cell office:value-type="float" office:value="27.39169485" calcext:value-type="float">
            <text:p>27.39169485</text:p>
          </table:table-cell>
          <table:table-cell office:value-type="float" office:value="27.391274965" calcext:value-type="float">
            <text:p>27.391274965</text:p>
          </table:table-cell>
          <table:table-cell office:value-type="float" office:value="27.393596863" calcext:value-type="float">
            <text:p>27.393596863</text:p>
          </table:table-cell>
          <table:table-cell office:value-type="float" office:value="27.392188893" calcext:value-type="float">
            <text:p>27.392188893</text:p>
          </table:table-cell>
          <table:table-cell office:value-type="float" office:value="27.39169485" calcext:value-type="float">
            <text:p>27.39169485</text:p>
          </table:table-cell>
          <table:table-cell office:value-type="float" office:value="27.392188893" calcext:value-type="float">
            <text:p>27.392188893</text:p>
          </table:table-cell>
          <table:table-cell office:value-type="float" office:value="0.001010235" calcext:value-type="float">
            <text:p>0.0010102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07 15:45:42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47200757" calcext:value-type="float">
            <text:p>0.247200757</text:p>
          </table:table-cell>
          <table:table-cell office:value-type="float" office:value="0.244796305" calcext:value-type="float">
            <text:p>0.244796305</text:p>
          </table:table-cell>
          <table:table-cell office:value-type="float" office:value="0.257328183" calcext:value-type="float">
            <text:p>0.257328183</text:p>
          </table:table-cell>
          <table:table-cell office:value-type="float" office:value="0.249775082" calcext:value-type="float">
            <text:p>0.249775082</text:p>
          </table:table-cell>
          <table:table-cell office:value-type="float" office:value="0.247200757" calcext:value-type="float">
            <text:p>0.247200757</text:p>
          </table:table-cell>
          <table:table-cell office:value-type="float" office:value="0.249775082" calcext:value-type="float">
            <text:p>0.249775082</text:p>
          </table:table-cell>
          <table:table-cell office:value-type="float" office:value="0.005430307" calcext:value-type="float">
            <text:p>0.005430307</text:p>
          </table:table-cell>
          <table:table-cell office:value-type="float" office:value="0.000923797" calcext:value-type="float">
            <text:p>0.000923797</text:p>
          </table:table-cell>
          <table:table-cell office:value-type="float" office:value="0.000904153" calcext:value-type="float">
            <text:p>0.000904153</text:p>
          </table:table-cell>
          <table:table-cell office:value-type="float" office:value="0.001006538" calcext:value-type="float">
            <text:p>0.001006538</text:p>
          </table:table-cell>
          <table:table-cell office:value-type="float" office:value="0.00094483" calcext:value-type="float">
            <text:p>0.00094483</text:p>
          </table:table-cell>
          <table:table-cell office:value-type="float" office:value="0.000923797" calcext:value-type="float">
            <text:p>0.000923797</text:p>
          </table:table-cell>
          <table:table-cell office:value-type="float" office:value="0.00094483" calcext:value-type="float">
            <text:p>0.00094483</text:p>
          </table:table-cell>
          <table:table-cell office:value-type="float" office:value="0.000044365" calcext:value-type="float">
            <text:p>4.4365E-05</text:p>
          </table:table-cell>
          <table:table-cell office:value-type="float" office:value="27.396774919" calcext:value-type="float">
            <text:p>27.396774919</text:p>
          </table:table-cell>
          <table:table-cell office:value-type="float" office:value="27.396291112" calcext:value-type="float">
            <text:p>27.396291112</text:p>
          </table:table-cell>
          <table:table-cell office:value-type="float" office:value="27.398812687" calcext:value-type="float">
            <text:p>27.398812687</text:p>
          </table:table-cell>
          <table:table-cell office:value-type="float" office:value="27.397292906" calcext:value-type="float">
            <text:p>27.397292906</text:p>
          </table:table-cell>
          <table:table-cell office:value-type="float" office:value="27.396774919" calcext:value-type="float">
            <text:p>27.396774919</text:p>
          </table:table-cell>
          <table:table-cell office:value-type="float" office:value="27.397292906" calcext:value-type="float">
            <text:p>27.397292906</text:p>
          </table:table-cell>
          <table:table-cell office:value-type="float" office:value="0.001092647" calcext:value-type="float">
            <text:p>0.0010926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07 15:45:43</text:p>
          </table:table-cell>
          <table:table-cell office:value-type="float" office:value="27.38413" calcext:value-type="float">
            <text:p>27.38413</text:p>
          </table:table-cell>
          <table:table-cell office:value-type="float" office:value="0.247164398" calcext:value-type="float">
            <text:p>0.247164398</text:p>
          </table:table-cell>
          <table:table-cell office:value-type="float" office:value="0.244635969" calcext:value-type="float">
            <text:p>0.244635969</text:p>
          </table:table-cell>
          <table:table-cell office:value-type="float" office:value="0.257431895" calcext:value-type="float">
            <text:p>0.257431895</text:p>
          </table:table-cell>
          <table:table-cell office:value-type="float" office:value="0.249744087" calcext:value-type="float">
            <text:p>0.249744087</text:p>
          </table:table-cell>
          <table:table-cell office:value-type="float" office:value="0.247164398" calcext:value-type="float">
            <text:p>0.247164398</text:p>
          </table:table-cell>
          <table:table-cell office:value-type="float" office:value="0.249744087" calcext:value-type="float">
            <text:p>0.249744087</text:p>
          </table:table-cell>
          <table:table-cell office:value-type="float" office:value="0.005533235" calcext:value-type="float">
            <text:p>0.005533235</text:p>
          </table:table-cell>
          <table:table-cell office:value-type="float" office:value="0.0009235" calcext:value-type="float">
            <text:p>0.0009235</text:p>
          </table:table-cell>
          <table:table-cell office:value-type="float" office:value="0.000902843" calcext:value-type="float">
            <text:p>0.000902843</text:p>
          </table:table-cell>
          <table:table-cell office:value-type="float" office:value="0.001007385" calcext:value-type="float">
            <text:p>0.001007385</text:p>
          </table:table-cell>
          <table:table-cell office:value-type="float" office:value="0.000944576" calcext:value-type="float">
            <text:p>0.000944576</text:p>
          </table:table-cell>
          <table:table-cell office:value-type="float" office:value="0.0009235" calcext:value-type="float">
            <text:p>0.0009235</text:p>
          </table:table-cell>
          <table:table-cell office:value-type="float" office:value="0.000944576" calcext:value-type="float">
            <text:p>0.000944576</text:p>
          </table:table-cell>
          <table:table-cell office:value-type="float" office:value="0.000045206" calcext:value-type="float">
            <text:p>4.5206E-05</text:p>
          </table:table-cell>
          <table:table-cell office:value-type="float" office:value="27.406875691" calcext:value-type="float">
            <text:p>27.406875691</text:p>
          </table:table-cell>
          <table:table-cell office:value-type="float" office:value="27.406366943" calcext:value-type="float">
            <text:p>27.406366943</text:p>
          </table:table-cell>
          <table:table-cell office:value-type="float" office:value="27.408941625" calcext:value-type="float">
            <text:p>27.408941625</text:p>
          </table:table-cell>
          <table:table-cell office:value-type="float" office:value="27.407394753" calcext:value-type="float">
            <text:p>27.407394753</text:p>
          </table:table-cell>
          <table:table-cell office:value-type="float" office:value="27.406875691" calcext:value-type="float">
            <text:p>27.406875691</text:p>
          </table:table-cell>
          <table:table-cell office:value-type="float" office:value="27.407394753" calcext:value-type="float">
            <text:p>27.407394753</text:p>
          </table:table-cell>
          <table:table-cell office:value-type="float" office:value="0.001113348" calcext:value-type="float">
            <text:p>0.0011133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07 15:45:44</text:p>
          </table:table-cell>
          <table:table-cell office:value-type="float" office:value="27.37402" calcext:value-type="float">
            <text:p>27.37402</text:p>
          </table:table-cell>
          <table:table-cell office:value-type="float" office:value="0.247189432" calcext:value-type="float">
            <text:p>0.247189432</text:p>
          </table:table-cell>
          <table:table-cell office:value-type="float" office:value="0.244942337" calcext:value-type="float">
            <text:p>0.244942337</text:p>
          </table:table-cell>
          <table:table-cell office:value-type="float" office:value="0.25725487" calcext:value-type="float">
            <text:p>0.25725487</text:p>
          </table:table-cell>
          <table:table-cell office:value-type="float" office:value="0.249795546" calcext:value-type="float">
            <text:p>0.249795546</text:p>
          </table:table-cell>
          <table:table-cell office:value-type="float" office:value="0.247189432" calcext:value-type="float">
            <text:p>0.247189432</text:p>
          </table:table-cell>
          <table:table-cell office:value-type="float" office:value="0.249795546" calcext:value-type="float">
            <text:p>0.249795546</text:p>
          </table:table-cell>
          <table:table-cell office:value-type="float" office:value="0.005353721" calcext:value-type="float">
            <text:p>0.005353721</text:p>
          </table:table-cell>
          <table:table-cell office:value-type="float" office:value="0.000923705" calcext:value-type="float">
            <text:p>0.000923705</text:p>
          </table:table-cell>
          <table:table-cell office:value-type="float" office:value="0.000905346" calcext:value-type="float">
            <text:p>0.000905346</text:p>
          </table:table-cell>
          <table:table-cell office:value-type="float" office:value="0.001005939" calcext:value-type="float">
            <text:p>0.001005939</text:p>
          </table:table-cell>
          <table:table-cell office:value-type="float" office:value="0.000944997" calcext:value-type="float">
            <text:p>0.000944997</text:p>
          </table:table-cell>
          <table:table-cell office:value-type="float" office:value="0.000923705" calcext:value-type="float">
            <text:p>0.000923705</text:p>
          </table:table-cell>
          <table:table-cell office:value-type="float" office:value="0.000944997" calcext:value-type="float">
            <text:p>0.000944997</text:p>
          </table:table-cell>
          <table:table-cell office:value-type="float" office:value="0.00004374" calcext:value-type="float">
            <text:p>4.374E-05</text:p>
          </table:table-cell>
          <table:table-cell office:value-type="float" office:value="27.39677264" calcext:value-type="float">
            <text:p>27.39677264</text:p>
          </table:table-cell>
          <table:table-cell office:value-type="float" office:value="27.396320496" calcext:value-type="float">
            <text:p>27.396320496</text:p>
          </table:table-cell>
          <table:table-cell office:value-type="float" office:value="27.398797935" calcext:value-type="float">
            <text:p>27.398797935</text:p>
          </table:table-cell>
          <table:table-cell office:value-type="float" office:value="27.397297024" calcext:value-type="float">
            <text:p>27.397297024</text:p>
          </table:table-cell>
          <table:table-cell office:value-type="float" office:value="27.39677264" calcext:value-type="float">
            <text:p>27.39677264</text:p>
          </table:table-cell>
          <table:table-cell office:value-type="float" office:value="27.397297024" calcext:value-type="float">
            <text:p>27.397297024</text:p>
          </table:table-cell>
          <table:table-cell office:value-type="float" office:value="0.001077237" calcext:value-type="float">
            <text:p>0.0010772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07 15:45:46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47051745" calcext:value-type="float">
            <text:p>0.247051745</text:p>
          </table:table-cell>
          <table:table-cell office:value-type="float" office:value="0.245054393" calcext:value-type="float">
            <text:p>0.245054393</text:p>
          </table:table-cell>
          <table:table-cell office:value-type="float" office:value="0.256966383" calcext:value-type="float">
            <text:p>0.256966383</text:p>
          </table:table-cell>
          <table:table-cell office:value-type="float" office:value="0.249690841" calcext:value-type="float">
            <text:p>0.249690841</text:p>
          </table:table-cell>
          <table:table-cell office:value-type="float" office:value="0.247051745" calcext:value-type="float">
            <text:p>0.247051745</text:p>
          </table:table-cell>
          <table:table-cell office:value-type="float" office:value="0.249690841" calcext:value-type="float">
            <text:p>0.249690841</text:p>
          </table:table-cell>
          <table:table-cell office:value-type="float" office:value="0.005208806" calcext:value-type="float">
            <text:p>0.005208806</text:p>
          </table:table-cell>
          <table:table-cell office:value-type="float" office:value="0.00092258" calcext:value-type="float">
            <text:p>0.00092258</text:p>
          </table:table-cell>
          <table:table-cell office:value-type="float" office:value="0.000906262" calcext:value-type="float">
            <text:p>0.000906262</text:p>
          </table:table-cell>
          <table:table-cell office:value-type="float" office:value="0.001003582" calcext:value-type="float">
            <text:p>0.001003582</text:p>
          </table:table-cell>
          <table:table-cell office:value-type="float" office:value="0.000944141" calcext:value-type="float">
            <text:p>0.000944141</text:p>
          </table:table-cell>
          <table:table-cell office:value-type="float" office:value="0.00092258" calcext:value-type="float">
            <text:p>0.00092258</text:p>
          </table:table-cell>
          <table:table-cell office:value-type="float" office:value="0.000944141" calcext:value-type="float">
            <text:p>0.000944141</text:p>
          </table:table-cell>
          <table:table-cell office:value-type="float" office:value="0.000042556" calcext:value-type="float">
            <text:p>4.2556E-05</text:p>
          </table:table-cell>
          <table:table-cell office:value-type="float" office:value="27.386636849" calcext:value-type="float">
            <text:p>27.386636849</text:p>
          </table:table-cell>
          <table:table-cell office:value-type="float" office:value="27.386234952" calcext:value-type="float">
            <text:p>27.386234952</text:p>
          </table:table-cell>
          <table:table-cell office:value-type="float" office:value="27.388631818" calcext:value-type="float">
            <text:p>27.388631818</text:p>
          </table:table-cell>
          <table:table-cell office:value-type="float" office:value="27.387167873" calcext:value-type="float">
            <text:p>27.387167873</text:p>
          </table:table-cell>
          <table:table-cell office:value-type="float" office:value="27.386636849" calcext:value-type="float">
            <text:p>27.386636849</text:p>
          </table:table-cell>
          <table:table-cell office:value-type="float" office:value="27.387167873" calcext:value-type="float">
            <text:p>27.387167873</text:p>
          </table:table-cell>
          <table:table-cell office:value-type="float" office:value="0.001048088" calcext:value-type="float">
            <text:p>0.00104808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07 15:45:47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48967439" calcext:value-type="float">
            <text:p>0.248967439</text:p>
          </table:table-cell>
          <table:table-cell office:value-type="float" office:value="0.24408403" calcext:value-type="float">
            <text:p>0.24408403</text:p>
          </table:table-cell>
          <table:table-cell office:value-type="float" office:value="0.255373151" calcext:value-type="float">
            <text:p>0.255373151</text:p>
          </table:table-cell>
          <table:table-cell office:value-type="float" office:value="0.249474873" calcext:value-type="float">
            <text:p>0.249474873</text:p>
          </table:table-cell>
          <table:table-cell office:value-type="float" office:value="0.248967439" calcext:value-type="float">
            <text:p>0.248967439</text:p>
          </table:table-cell>
          <table:table-cell office:value-type="float" office:value="0.249474873" calcext:value-type="float">
            <text:p>0.249474873</text:p>
          </table:table-cell>
          <table:table-cell office:value-type="float" office:value="0.004622711" calcext:value-type="float">
            <text:p>0.004622711</text:p>
          </table:table-cell>
          <table:table-cell office:value-type="float" office:value="0.000938231" calcext:value-type="float">
            <text:p>0.000938231</text:p>
          </table:table-cell>
          <table:table-cell office:value-type="float" office:value="0.000898334" calcext:value-type="float">
            <text:p>0.000898334</text:p>
          </table:table-cell>
          <table:table-cell office:value-type="float" office:value="0.000990565" calcext:value-type="float">
            <text:p>0.000990565</text:p>
          </table:table-cell>
          <table:table-cell office:value-type="float" office:value="0.000942377" calcext:value-type="float">
            <text:p>0.000942377</text:p>
          </table:table-cell>
          <table:table-cell office:value-type="float" office:value="0.000938231" calcext:value-type="float">
            <text:p>0.000938231</text:p>
          </table:table-cell>
          <table:table-cell office:value-type="float" office:value="0.000942377" calcext:value-type="float">
            <text:p>0.000942377</text:p>
          </table:table-cell>
          <table:table-cell office:value-type="float" office:value="0.000037767" calcext:value-type="float">
            <text:p>3.7767E-05</text:p>
          </table:table-cell>
          <table:table-cell office:value-type="float" office:value="27.387022315" calcext:value-type="float">
            <text:p>27.387022315</text:p>
          </table:table-cell>
          <table:table-cell office:value-type="float" office:value="27.386039701" calcext:value-type="float">
            <text:p>27.386039701</text:p>
          </table:table-cell>
          <table:table-cell office:value-type="float" office:value="27.388311237" calcext:value-type="float">
            <text:p>27.388311237</text:p>
          </table:table-cell>
          <table:table-cell office:value-type="float" office:value="27.387124418" calcext:value-type="float">
            <text:p>27.387124418</text:p>
          </table:table-cell>
          <table:table-cell office:value-type="float" office:value="27.387022315" calcext:value-type="float">
            <text:p>27.387022315</text:p>
          </table:table-cell>
          <table:table-cell office:value-type="float" office:value="27.387124418" calcext:value-type="float">
            <text:p>27.387124418</text:p>
          </table:table-cell>
          <table:table-cell office:value-type="float" office:value="0.000930157" calcext:value-type="float">
            <text:p>0.0009301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07 15:45:48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48835713" calcext:value-type="float">
            <text:p>0.248835713</text:p>
          </table:table-cell>
          <table:table-cell office:value-type="float" office:value="0.244099527" calcext:value-type="float">
            <text:p>0.244099527</text:p>
          </table:table-cell>
          <table:table-cell office:value-type="float" office:value="0.255396397" calcext:value-type="float">
            <text:p>0.255396397</text:p>
          </table:table-cell>
          <table:table-cell office:value-type="float" office:value="0.249443879" calcext:value-type="float">
            <text:p>0.249443879</text:p>
          </table:table-cell>
          <table:table-cell office:value-type="float" office:value="0.248835713" calcext:value-type="float">
            <text:p>0.248835713</text:p>
          </table:table-cell>
          <table:table-cell office:value-type="float" office:value="0.249443879" calcext:value-type="float">
            <text:p>0.249443879</text:p>
          </table:table-cell>
          <table:table-cell office:value-type="float" office:value="0.004631934" calcext:value-type="float">
            <text:p>0.004631934</text:p>
          </table:table-cell>
          <table:table-cell office:value-type="float" office:value="0.000937155" calcext:value-type="float">
            <text:p>0.000937155</text:p>
          </table:table-cell>
          <table:table-cell office:value-type="float" office:value="0.000898461" calcext:value-type="float">
            <text:p>0.000898461</text:p>
          </table:table-cell>
          <table:table-cell office:value-type="float" office:value="0.000990755" calcext:value-type="float">
            <text:p>0.000990755</text:p>
          </table:table-cell>
          <table:table-cell office:value-type="float" office:value="0.000942124" calcext:value-type="float">
            <text:p>0.000942124</text:p>
          </table:table-cell>
          <table:table-cell office:value-type="float" office:value="0.000937155" calcext:value-type="float">
            <text:p>0.000937155</text:p>
          </table:table-cell>
          <table:table-cell office:value-type="float" office:value="0.000942124" calcext:value-type="float">
            <text:p>0.000942124</text:p>
          </table:table-cell>
          <table:table-cell office:value-type="float" office:value="0.000037843" calcext:value-type="float">
            <text:p>3.7843E-05</text:p>
          </table:table-cell>
          <table:table-cell office:value-type="float" office:value="27.386995809" calcext:value-type="float">
            <text:p>27.386995809</text:p>
          </table:table-cell>
          <table:table-cell office:value-type="float" office:value="27.386042819" calcext:value-type="float">
            <text:p>27.386042819</text:p>
          </table:table-cell>
          <table:table-cell office:value-type="float" office:value="27.388315914" calcext:value-type="float">
            <text:p>27.388315914</text:p>
          </table:table-cell>
          <table:table-cell office:value-type="float" office:value="27.387118181" calcext:value-type="float">
            <text:p>27.387118181</text:p>
          </table:table-cell>
          <table:table-cell office:value-type="float" office:value="27.386995809" calcext:value-type="float">
            <text:p>27.386995809</text:p>
          </table:table-cell>
          <table:table-cell office:value-type="float" office:value="27.387118181" calcext:value-type="float">
            <text:p>27.387118181</text:p>
          </table:table-cell>
          <table:table-cell office:value-type="float" office:value="0.000932013" calcext:value-type="float">
            <text:p>0.0009320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07 15:45:49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48785049" calcext:value-type="float">
            <text:p>0.248785049</text:p>
          </table:table-cell>
          <table:table-cell office:value-type="float" office:value="0.244204431" calcext:value-type="float">
            <text:p>0.244204431</text:p>
          </table:table-cell>
          <table:table-cell office:value-type="float" office:value="0.25569442" calcext:value-type="float">
            <text:p>0.25569442</text:p>
          </table:table-cell>
          <table:table-cell office:value-type="float" office:value="0.2495613" calcext:value-type="float">
            <text:p>0.2495613</text:p>
          </table:table-cell>
          <table:table-cell office:value-type="float" office:value="0.248785049" calcext:value-type="float">
            <text:p>0.248785049</text:p>
          </table:table-cell>
          <table:table-cell office:value-type="float" office:value="0.2495613" calcext:value-type="float">
            <text:p>0.2495613</text:p>
          </table:table-cell>
          <table:table-cell office:value-type="float" office:value="0.004722774" calcext:value-type="float">
            <text:p>0.004722774</text:p>
          </table:table-cell>
          <table:table-cell office:value-type="float" office:value="0.000936741" calcext:value-type="float">
            <text:p>0.000936741</text:p>
          </table:table-cell>
          <table:table-cell office:value-type="float" office:value="0.000899318" calcext:value-type="float">
            <text:p>0.000899318</text:p>
          </table:table-cell>
          <table:table-cell office:value-type="float" office:value="0.00099319" calcext:value-type="float">
            <text:p>0.00099319</text:p>
          </table:table-cell>
          <table:table-cell office:value-type="float" office:value="0.000943083" calcext:value-type="float">
            <text:p>0.000943083</text:p>
          </table:table-cell>
          <table:table-cell office:value-type="float" office:value="0.000936741" calcext:value-type="float">
            <text:p>0.000936741</text:p>
          </table:table-cell>
          <table:table-cell office:value-type="float" office:value="0.000943083" calcext:value-type="float">
            <text:p>0.000943083</text:p>
          </table:table-cell>
          <table:table-cell office:value-type="float" office:value="0.000038585" calcext:value-type="float">
            <text:p>3.8585E-05</text:p>
          </table:table-cell>
          <table:table-cell office:value-type="float" office:value="27.386985615" calcext:value-type="float">
            <text:p>27.386985615</text:p>
          </table:table-cell>
          <table:table-cell office:value-type="float" office:value="27.386063927" calcext:value-type="float">
            <text:p>27.386063927</text:p>
          </table:table-cell>
          <table:table-cell office:value-type="float" office:value="27.388375881" calcext:value-type="float">
            <text:p>27.388375881</text:p>
          </table:table-cell>
          <table:table-cell office:value-type="float" office:value="27.387141808" calcext:value-type="float">
            <text:p>27.387141808</text:p>
          </table:table-cell>
          <table:table-cell office:value-type="float" office:value="27.386985615" calcext:value-type="float">
            <text:p>27.386985615</text:p>
          </table:table-cell>
          <table:table-cell office:value-type="float" office:value="27.387141808" calcext:value-type="float">
            <text:p>27.387141808</text:p>
          </table:table-cell>
          <table:table-cell office:value-type="float" office:value="0.000950291" calcext:value-type="float">
            <text:p>0.0009502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07 15:45:51</text:p>
          </table:table-cell>
          <table:table-cell office:value-type="float" office:value="27.35886" calcext:value-type="float">
            <text:p>27.35886</text:p>
          </table:table-cell>
          <table:table-cell office:value-type="float" office:value="0.248203307" calcext:value-type="float">
            <text:p>0.248203307</text:p>
          </table:table-cell>
          <table:table-cell office:value-type="float" office:value="0.244491129" calcext:value-type="float">
            <text:p>0.244491129</text:p>
          </table:table-cell>
          <table:table-cell office:value-type="float" office:value="0.255860717" calcext:value-type="float">
            <text:p>0.255860717</text:p>
          </table:table-cell>
          <table:table-cell office:value-type="float" office:value="0.249518384" calcext:value-type="float">
            <text:p>0.249518384</text:p>
          </table:table-cell>
          <table:table-cell office:value-type="float" office:value="0.248203307" calcext:value-type="float">
            <text:p>0.248203307</text:p>
          </table:table-cell>
          <table:table-cell office:value-type="float" office:value="0.249518384" calcext:value-type="float">
            <text:p>0.249518384</text:p>
          </table:table-cell>
          <table:table-cell office:value-type="float" office:value="0.004733846" calcext:value-type="float">
            <text:p>0.004733846</text:p>
          </table:table-cell>
          <table:table-cell office:value-type="float" office:value="0.000931988" calcext:value-type="float">
            <text:p>0.000931988</text:p>
          </table:table-cell>
          <table:table-cell office:value-type="float" office:value="0.00090166" calcext:value-type="float">
            <text:p>0.00090166</text:p>
          </table:table-cell>
          <table:table-cell office:value-type="float" office:value="0.000994549" calcext:value-type="float">
            <text:p>0.000994549</text:p>
          </table:table-cell>
          <table:table-cell office:value-type="float" office:value="0.000942732" calcext:value-type="float">
            <text:p>0.000942732</text:p>
          </table:table-cell>
          <table:table-cell office:value-type="float" office:value="0.000931988" calcext:value-type="float">
            <text:p>0.000931988</text:p>
          </table:table-cell>
          <table:table-cell office:value-type="float" office:value="0.000942732" calcext:value-type="float">
            <text:p>0.000942732</text:p>
          </table:table-cell>
          <table:table-cell office:value-type="float" office:value="0.000038675" calcext:value-type="float">
            <text:p>3.8675E-05</text:p>
          </table:table-cell>
          <table:table-cell office:value-type="float" office:value="27.381814518" calcext:value-type="float">
            <text:p>27.381814518</text:p>
          </table:table-cell>
          <table:table-cell office:value-type="float" office:value="27.38106757" calcext:value-type="float">
            <text:p>27.38106757</text:p>
          </table:table-cell>
          <table:table-cell office:value-type="float" office:value="27.383355307" calcext:value-type="float">
            <text:p>27.383355307</text:p>
          </table:table-cell>
          <table:table-cell office:value-type="float" office:value="27.382079132" calcext:value-type="float">
            <text:p>27.382079132</text:p>
          </table:table-cell>
          <table:table-cell office:value-type="float" office:value="27.381814518" calcext:value-type="float">
            <text:p>27.381814518</text:p>
          </table:table-cell>
          <table:table-cell office:value-type="float" office:value="27.382079132" calcext:value-type="float">
            <text:p>27.382079132</text:p>
          </table:table-cell>
          <table:table-cell office:value-type="float" office:value="0.000952523" calcext:value-type="float">
            <text:p>0.0009525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07 15:45:52</text:p>
          </table:table-cell>
          <table:table-cell office:value-type="float" office:value="27.36391" calcext:value-type="float">
            <text:p>27.36391</text:p>
          </table:table-cell>
          <table:table-cell office:value-type="float" office:value="0.248464376" calcext:value-type="float">
            <text:p>0.248464376</text:p>
          </table:table-cell>
          <table:table-cell office:value-type="float" office:value="0.243928462" calcext:value-type="float">
            <text:p>0.243928462</text:p>
          </table:table-cell>
          <table:table-cell office:value-type="float" office:value="0.256512792" calcext:value-type="float">
            <text:p>0.256512792</text:p>
          </table:table-cell>
          <table:table-cell office:value-type="float" office:value="0.24963521" calcext:value-type="float">
            <text:p>0.24963521</text:p>
          </table:table-cell>
          <table:table-cell office:value-type="float" office:value="0.248464376" calcext:value-type="float">
            <text:p>0.248464376</text:p>
          </table:table-cell>
          <table:table-cell office:value-type="float" office:value="0.24963521" calcext:value-type="float">
            <text:p>0.24963521</text:p>
          </table:table-cell>
          <table:table-cell office:value-type="float" office:value="0.005203811" calcext:value-type="float">
            <text:p>0.005203811</text:p>
          </table:table-cell>
          <table:table-cell office:value-type="float" office:value="0.000934121" calcext:value-type="float">
            <text:p>0.000934121</text:p>
          </table:table-cell>
          <table:table-cell office:value-type="float" office:value="0.000897063" calcext:value-type="float">
            <text:p>0.000897063</text:p>
          </table:table-cell>
          <table:table-cell office:value-type="float" office:value="0.000999876" calcext:value-type="float">
            <text:p>0.000999876</text:p>
          </table:table-cell>
          <table:table-cell office:value-type="float" office:value="0.000943687" calcext:value-type="float">
            <text:p>0.000943687</text:p>
          </table:table-cell>
          <table:table-cell office:value-type="float" office:value="0.000934121" calcext:value-type="float">
            <text:p>0.000934121</text:p>
          </table:table-cell>
          <table:table-cell office:value-type="float" office:value="0.000943687" calcext:value-type="float">
            <text:p>0.000943687</text:p>
          </table:table-cell>
          <table:table-cell office:value-type="float" office:value="0.000042515" calcext:value-type="float">
            <text:p>4.2515E-05</text:p>
          </table:table-cell>
          <table:table-cell office:value-type="float" office:value="27.386921091" calcext:value-type="float">
            <text:p>27.386921091</text:p>
          </table:table-cell>
          <table:table-cell office:value-type="float" office:value="27.386008398" calcext:value-type="float">
            <text:p>27.386008398</text:p>
          </table:table-cell>
          <table:table-cell office:value-type="float" office:value="27.388540549" calcext:value-type="float">
            <text:p>27.388540549</text:p>
          </table:table-cell>
          <table:table-cell office:value-type="float" office:value="27.387156679" calcext:value-type="float">
            <text:p>27.387156679</text:p>
          </table:table-cell>
          <table:table-cell office:value-type="float" office:value="27.386921091" calcext:value-type="float">
            <text:p>27.386921091</text:p>
          </table:table-cell>
          <table:table-cell office:value-type="float" office:value="27.387156679" calcext:value-type="float">
            <text:p>27.387156679</text:p>
          </table:table-cell>
          <table:table-cell office:value-type="float" office:value="0.001047083" calcext:value-type="float">
            <text:p>0.0010470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07 15:45:53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48408347" calcext:value-type="float">
            <text:p>0.248408347</text:p>
          </table:table-cell>
          <table:table-cell office:value-type="float" office:value="0.244360595" calcext:value-type="float">
            <text:p>0.244360595</text:p>
          </table:table-cell>
          <table:table-cell office:value-type="float" office:value="0.255181224" calcext:value-type="float">
            <text:p>0.255181224</text:p>
          </table:table-cell>
          <table:table-cell office:value-type="float" office:value="0.249316722" calcext:value-type="float">
            <text:p>0.249316722</text:p>
          </table:table-cell>
          <table:table-cell office:value-type="float" office:value="0.248408347" calcext:value-type="float">
            <text:p>0.248408347</text:p>
          </table:table-cell>
          <table:table-cell office:value-type="float" office:value="0.249316722" calcext:value-type="float">
            <text:p>0.249316722</text:p>
          </table:table-cell>
          <table:table-cell office:value-type="float" office:value="0.004463956" calcext:value-type="float">
            <text:p>0.004463956</text:p>
          </table:table-cell>
          <table:table-cell office:value-type="float" office:value="0.000933663" calcext:value-type="float">
            <text:p>0.000933663</text:p>
          </table:table-cell>
          <table:table-cell office:value-type="float" office:value="0.000900594" calcext:value-type="float">
            <text:p>0.000900594</text:p>
          </table:table-cell>
          <table:table-cell office:value-type="float" office:value="0.000988997" calcext:value-type="float">
            <text:p>0.000988997</text:p>
          </table:table-cell>
          <table:table-cell office:value-type="float" office:value="0.000941085" calcext:value-type="float">
            <text:p>0.000941085</text:p>
          </table:table-cell>
          <table:table-cell office:value-type="float" office:value="0.000933663" calcext:value-type="float">
            <text:p>0.000933663</text:p>
          </table:table-cell>
          <table:table-cell office:value-type="float" office:value="0.000941085" calcext:value-type="float">
            <text:p>0.000941085</text:p>
          </table:table-cell>
          <table:table-cell office:value-type="float" office:value="0.00003647" calcext:value-type="float">
            <text:p>3.647E-05</text:p>
          </table:table-cell>
          <table:table-cell office:value-type="float" office:value="27.371747693" calcext:value-type="float">
            <text:p>27.371747693</text:p>
          </table:table-cell>
          <table:table-cell office:value-type="float" office:value="27.370933215" calcext:value-type="float">
            <text:p>27.370933215</text:p>
          </table:table-cell>
          <table:table-cell office:value-type="float" office:value="27.373110512" calcext:value-type="float">
            <text:p>27.373110512</text:p>
          </table:table-cell>
          <table:table-cell office:value-type="float" office:value="27.371930473" calcext:value-type="float">
            <text:p>27.371930473</text:p>
          </table:table-cell>
          <table:table-cell office:value-type="float" office:value="27.371747693" calcext:value-type="float">
            <text:p>27.371747693</text:p>
          </table:table-cell>
          <table:table-cell office:value-type="float" office:value="27.371930473" calcext:value-type="float">
            <text:p>27.371930473</text:p>
          </table:table-cell>
          <table:table-cell office:value-type="float" office:value="0.000898225" calcext:value-type="float">
            <text:p>0.0008982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07 15:45:54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47961312" calcext:value-type="float">
            <text:p>0.247961312</text:p>
          </table:table-cell>
          <table:table-cell office:value-type="float" office:value="0.244284301" calcext:value-type="float">
            <text:p>0.244284301</text:p>
          </table:table-cell>
          <table:table-cell office:value-type="float" office:value="0.254768164" calcext:value-type="float">
            <text:p>0.254768164</text:p>
          </table:table-cell>
          <table:table-cell office:value-type="float" office:value="0.249004592" calcext:value-type="float">
            <text:p>0.249004592</text:p>
          </table:table-cell>
          <table:table-cell office:value-type="float" office:value="0.247961312" calcext:value-type="float">
            <text:p>0.247961312</text:p>
          </table:table-cell>
          <table:table-cell office:value-type="float" office:value="0.249004592" calcext:value-type="float">
            <text:p>0.249004592</text:p>
          </table:table-cell>
          <table:table-cell office:value-type="float" office:value="0.00434313" calcext:value-type="float">
            <text:p>0.00434313</text:p>
          </table:table-cell>
          <table:table-cell office:value-type="float" office:value="0.000930011" calcext:value-type="float">
            <text:p>0.000930011</text:p>
          </table:table-cell>
          <table:table-cell office:value-type="float" office:value="0.00089997" calcext:value-type="float">
            <text:p>0.00089997</text:p>
          </table:table-cell>
          <table:table-cell office:value-type="float" office:value="0.000985623" calcext:value-type="float">
            <text:p>0.000985623</text:p>
          </table:table-cell>
          <table:table-cell office:value-type="float" office:value="0.000938535" calcext:value-type="float">
            <text:p>0.000938535</text:p>
          </table:table-cell>
          <table:table-cell office:value-type="float" office:value="0.000930011" calcext:value-type="float">
            <text:p>0.000930011</text:p>
          </table:table-cell>
          <table:table-cell office:value-type="float" office:value="0.000938535" calcext:value-type="float">
            <text:p>0.000938535</text:p>
          </table:table-cell>
          <table:table-cell office:value-type="float" office:value="0.000035483" calcext:value-type="float">
            <text:p>3.5483E-05</text:p>
          </table:table-cell>
          <table:table-cell office:value-type="float" office:value="27.371657742" calcext:value-type="float">
            <text:p>27.371657742</text:p>
          </table:table-cell>
          <table:table-cell office:value-type="float" office:value="27.370917863" calcext:value-type="float">
            <text:p>27.370917863</text:p>
          </table:table-cell>
          <table:table-cell office:value-type="float" office:value="27.373027397" calcext:value-type="float">
            <text:p>27.373027397</text:p>
          </table:table-cell>
          <table:table-cell office:value-type="float" office:value="27.371867667" calcext:value-type="float">
            <text:p>27.371867667</text:p>
          </table:table-cell>
          <table:table-cell office:value-type="float" office:value="27.371657742" calcext:value-type="float">
            <text:p>27.371657742</text:p>
          </table:table-cell>
          <table:table-cell office:value-type="float" office:value="27.371867667" calcext:value-type="float">
            <text:p>27.371867667</text:p>
          </table:table-cell>
          <table:table-cell office:value-type="float" office:value="0.000873913" calcext:value-type="float">
            <text:p>0.0008739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07 15:45:55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48116284" calcext:value-type="float">
            <text:p>0.248116284</text:p>
          </table:table-cell>
          <table:table-cell office:value-type="float" office:value="0.244501858" calcext:value-type="float">
            <text:p>0.244501858</text:p>
          </table:table-cell>
          <table:table-cell office:value-type="float" office:value="0.255178244" calcext:value-type="float">
            <text:p>0.255178244</text:p>
          </table:table-cell>
          <table:table-cell office:value-type="float" office:value="0.249265462" calcext:value-type="float">
            <text:p>0.249265462</text:p>
          </table:table-cell>
          <table:table-cell office:value-type="float" office:value="0.248116284" calcext:value-type="float">
            <text:p>0.248116284</text:p>
          </table:table-cell>
          <table:table-cell office:value-type="float" office:value="0.249265462" calcext:value-type="float">
            <text:p>0.249265462</text:p>
          </table:table-cell>
          <table:table-cell office:value-type="float" office:value="0.004433716" calcext:value-type="float">
            <text:p>0.004433716</text:p>
          </table:table-cell>
          <table:table-cell office:value-type="float" office:value="0.000931277" calcext:value-type="float">
            <text:p>0.000931277</text:p>
          </table:table-cell>
          <table:table-cell office:value-type="float" office:value="0.000901748" calcext:value-type="float">
            <text:p>0.000901748</text:p>
          </table:table-cell>
          <table:table-cell office:value-type="float" office:value="0.000988973" calcext:value-type="float">
            <text:p>0.000988973</text:p>
          </table:table-cell>
          <table:table-cell office:value-type="float" office:value="0.000940666" calcext:value-type="float">
            <text:p>0.000940666</text:p>
          </table:table-cell>
          <table:table-cell office:value-type="float" office:value="0.000931277" calcext:value-type="float">
            <text:p>0.000931277</text:p>
          </table:table-cell>
          <table:table-cell office:value-type="float" office:value="0.000940666" calcext:value-type="float">
            <text:p>0.000940666</text:p>
          </table:table-cell>
          <table:table-cell office:value-type="float" office:value="0.000036223" calcext:value-type="float">
            <text:p>3.6223E-05</text:p>
          </table:table-cell>
          <table:table-cell office:value-type="float" office:value="27.371688925" calcext:value-type="float">
            <text:p>27.371688925</text:p>
          </table:table-cell>
          <table:table-cell office:value-type="float" office:value="27.370961639" calcext:value-type="float">
            <text:p>27.370961639</text:p>
          </table:table-cell>
          <table:table-cell office:value-type="float" office:value="27.373109912" calcext:value-type="float">
            <text:p>27.373109912</text:p>
          </table:table-cell>
          <table:table-cell office:value-type="float" office:value="27.371920159" calcext:value-type="float">
            <text:p>27.371920159</text:p>
          </table:table-cell>
          <table:table-cell office:value-type="float" office:value="27.371688925" calcext:value-type="float">
            <text:p>27.371688925</text:p>
          </table:table-cell>
          <table:table-cell office:value-type="float" office:value="27.371920159" calcext:value-type="float">
            <text:p>27.371920159</text:p>
          </table:table-cell>
          <table:table-cell office:value-type="float" office:value="0.00089214" calcext:value-type="float">
            <text:p>0.000892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07 15:45:57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47802764" calcext:value-type="float">
            <text:p>0.247802764</text:p>
          </table:table-cell>
          <table:table-cell office:value-type="float" office:value="0.244562059" calcext:value-type="float">
            <text:p>0.244562059</text:p>
          </table:table-cell>
          <table:table-cell office:value-type="float" office:value="0.255647332" calcext:value-type="float">
            <text:p>0.255647332</text:p>
          </table:table-cell>
          <table:table-cell office:value-type="float" office:value="0.249337385" calcext:value-type="float">
            <text:p>0.249337385</text:p>
          </table:table-cell>
          <table:table-cell office:value-type="float" office:value="0.247802764" calcext:value-type="float">
            <text:p>0.247802764</text:p>
          </table:table-cell>
          <table:table-cell office:value-type="float" office:value="0.249337385" calcext:value-type="float">
            <text:p>0.249337385</text:p>
          </table:table-cell>
          <table:table-cell office:value-type="float" office:value="0.004653824" calcext:value-type="float">
            <text:p>0.004653824</text:p>
          </table:table-cell>
          <table:table-cell office:value-type="float" office:value="0.000928716" calcext:value-type="float">
            <text:p>0.000928716</text:p>
          </table:table-cell>
          <table:table-cell office:value-type="float" office:value="0.000902239" calcext:value-type="float">
            <text:p>0.000902239</text:p>
          </table:table-cell>
          <table:table-cell office:value-type="float" office:value="0.000992805" calcext:value-type="float">
            <text:p>0.000992805</text:p>
          </table:table-cell>
          <table:table-cell office:value-type="float" office:value="0.000941254" calcext:value-type="float">
            <text:p>0.000941254</text:p>
          </table:table-cell>
          <table:table-cell office:value-type="float" office:value="0.000928716" calcext:value-type="float">
            <text:p>0.000928716</text:p>
          </table:table-cell>
          <table:table-cell office:value-type="float" office:value="0.000941254" calcext:value-type="float">
            <text:p>0.000941254</text:p>
          </table:table-cell>
          <table:table-cell office:value-type="float" office:value="0.000038021" calcext:value-type="float">
            <text:p>3.8021E-05</text:p>
          </table:table-cell>
          <table:table-cell office:value-type="float" office:value="27.366571797" calcext:value-type="float">
            <text:p>27.366571797</text:p>
          </table:table-cell>
          <table:table-cell office:value-type="float" office:value="27.365919708" calcext:value-type="float">
            <text:p>27.365919708</text:p>
          </table:table-cell>
          <table:table-cell office:value-type="float" office:value="27.368150266" calcext:value-type="float">
            <text:p>27.368150266</text:p>
          </table:table-cell>
          <table:table-cell office:value-type="float" office:value="27.366880591" calcext:value-type="float">
            <text:p>27.366880591</text:p>
          </table:table-cell>
          <table:table-cell office:value-type="float" office:value="27.366571797" calcext:value-type="float">
            <text:p>27.366571797</text:p>
          </table:table-cell>
          <table:table-cell office:value-type="float" office:value="27.366880591" calcext:value-type="float">
            <text:p>27.366880591</text:p>
          </table:table-cell>
          <table:table-cell office:value-type="float" office:value="0.000936434" calcext:value-type="float">
            <text:p>0.0009364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07 15:45:58</text:p>
          </table:table-cell>
          <table:table-cell office:value-type="float" office:value="27.33359" calcext:value-type="float">
            <text:p>27.33359</text:p>
          </table:table-cell>
          <table:table-cell office:value-type="float" office:value="0.247648388" calcext:value-type="float">
            <text:p>0.247648388</text:p>
          </table:table-cell>
          <table:table-cell office:value-type="float" office:value="0.244669347" calcext:value-type="float">
            <text:p>0.244669347</text:p>
          </table:table-cell>
          <table:table-cell office:value-type="float" office:value="0.255758793" calcext:value-type="float">
            <text:p>0.255758793</text:p>
          </table:table-cell>
          <table:table-cell office:value-type="float" office:value="0.249358843" calcext:value-type="float">
            <text:p>0.249358843</text:p>
          </table:table-cell>
          <table:table-cell office:value-type="float" office:value="0.247648388" calcext:value-type="float">
            <text:p>0.247648388</text:p>
          </table:table-cell>
          <table:table-cell office:value-type="float" office:value="0.249358843" calcext:value-type="float">
            <text:p>0.249358843</text:p>
          </table:table-cell>
          <table:table-cell office:value-type="float" office:value="0.004686021" calcext:value-type="float">
            <text:p>0.004686021</text:p>
          </table:table-cell>
          <table:table-cell office:value-type="float" office:value="0.000927455" calcext:value-type="float">
            <text:p>0.000927455</text:p>
          </table:table-cell>
          <table:table-cell office:value-type="float" office:value="0.000903116" calcext:value-type="float">
            <text:p>0.000903116</text:p>
          </table:table-cell>
          <table:table-cell office:value-type="float" office:value="0.000993716" calcext:value-type="float">
            <text:p>0.000993716</text:p>
          </table:table-cell>
          <table:table-cell office:value-type="float" office:value="0.000941429" calcext:value-type="float">
            <text:p>0.000941429</text:p>
          </table:table-cell>
          <table:table-cell office:value-type="float" office:value="0.000927455" calcext:value-type="float">
            <text:p>0.000927455</text:p>
          </table:table-cell>
          <table:table-cell office:value-type="float" office:value="0.000941429" calcext:value-type="float">
            <text:p>0.000941429</text:p>
          </table:table-cell>
          <table:table-cell office:value-type="float" office:value="0.000038284" calcext:value-type="float">
            <text:p>3.8284E-05</text:p>
          </table:table-cell>
          <table:table-cell office:value-type="float" office:value="27.356432652" calcext:value-type="float">
            <text:p>27.356432652</text:p>
          </table:table-cell>
          <table:table-cell office:value-type="float" office:value="27.355833209" calcext:value-type="float">
            <text:p>27.355833209</text:p>
          </table:table-cell>
          <table:table-cell office:value-type="float" office:value="27.358064626" calcext:value-type="float">
            <text:p>27.358064626</text:p>
          </table:table-cell>
          <table:table-cell office:value-type="float" office:value="27.356776829" calcext:value-type="float">
            <text:p>27.356776829</text:p>
          </table:table-cell>
          <table:table-cell office:value-type="float" office:value="27.356432652" calcext:value-type="float">
            <text:p>27.356432652</text:p>
          </table:table-cell>
          <table:table-cell office:value-type="float" office:value="27.356776829" calcext:value-type="float">
            <text:p>27.356776829</text:p>
          </table:table-cell>
          <table:table-cell office:value-type="float" office:value="0.000942921" calcext:value-type="float">
            <text:p>0.0009429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07 15:45:59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48140126" calcext:value-type="float">
            <text:p>0.248140126</text:p>
          </table:table-cell>
          <table:table-cell office:value-type="float" office:value="0.244422584" calcext:value-type="float">
            <text:p>0.244422584</text:p>
          </table:table-cell>
          <table:table-cell office:value-type="float" office:value="0.255660445" calcext:value-type="float">
            <text:p>0.255660445</text:p>
          </table:table-cell>
          <table:table-cell office:value-type="float" office:value="0.249407719" calcext:value-type="float">
            <text:p>0.249407719</text:p>
          </table:table-cell>
          <table:table-cell office:value-type="float" office:value="0.248140126" calcext:value-type="float">
            <text:p>0.248140126</text:p>
          </table:table-cell>
          <table:table-cell office:value-type="float" office:value="0.249407719" calcext:value-type="float">
            <text:p>0.249407719</text:p>
          </table:table-cell>
          <table:table-cell office:value-type="float" office:value="0.004674575" calcext:value-type="float">
            <text:p>0.004674575</text:p>
          </table:table-cell>
          <table:table-cell office:value-type="float" office:value="0.000931472" calcext:value-type="float">
            <text:p>0.000931472</text:p>
          </table:table-cell>
          <table:table-cell office:value-type="float" office:value="0.0009011" calcext:value-type="float">
            <text:p>0.0009011</text:p>
          </table:table-cell>
          <table:table-cell office:value-type="float" office:value="0.000992913" calcext:value-type="float">
            <text:p>0.000992913</text:p>
          </table:table-cell>
          <table:table-cell office:value-type="float" office:value="0.000941828" calcext:value-type="float">
            <text:p>0.000941828</text:p>
          </table:table-cell>
          <table:table-cell office:value-type="float" office:value="0.000931472" calcext:value-type="float">
            <text:p>0.000931472</text:p>
          </table:table-cell>
          <table:table-cell office:value-type="float" office:value="0.000941828" calcext:value-type="float">
            <text:p>0.000941828</text:p>
          </table:table-cell>
          <table:table-cell office:value-type="float" office:value="0.000038191" calcext:value-type="float">
            <text:p>3.8191E-05</text:p>
          </table:table-cell>
          <table:table-cell office:value-type="float" office:value="27.371693722" calcext:value-type="float">
            <text:p>27.371693722</text:p>
          </table:table-cell>
          <table:table-cell office:value-type="float" office:value="27.370945688" calcext:value-type="float">
            <text:p>27.370945688</text:p>
          </table:table-cell>
          <table:table-cell office:value-type="float" office:value="27.373206939" calcext:value-type="float">
            <text:p>27.373206939</text:p>
          </table:table-cell>
          <table:table-cell office:value-type="float" office:value="27.371948783" calcext:value-type="float">
            <text:p>27.371948783</text:p>
          </table:table-cell>
          <table:table-cell office:value-type="float" office:value="27.371693722" calcext:value-type="float">
            <text:p>27.371693722</text:p>
          </table:table-cell>
          <table:table-cell office:value-type="float" office:value="27.371948783" calcext:value-type="float">
            <text:p>27.371948783</text:p>
          </table:table-cell>
          <table:table-cell office:value-type="float" office:value="0.000940605" calcext:value-type="float">
            <text:p>0.0009406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07 15:46:00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0703126" calcext:value-type="float">
            <text:p>0.250703126</text:p>
          </table:table-cell>
          <table:table-cell office:value-type="float" office:value="0.24542573" calcext:value-type="float">
            <text:p>0.24542573</text:p>
          </table:table-cell>
          <table:table-cell office:value-type="float" office:value="0.253726274" calcext:value-type="float">
            <text:p>0.253726274</text:p>
          </table:table-cell>
          <table:table-cell office:value-type="float" office:value="0.24995171" calcext:value-type="float">
            <text:p>0.24995171</text:p>
          </table:table-cell>
          <table:table-cell office:value-type="float" office:value="0.250703126" calcext:value-type="float">
            <text:p>0.250703126</text:p>
          </table:table-cell>
          <table:table-cell office:value-type="float" office:value="0.24995171" calcext:value-type="float">
            <text:p>0.24995171</text:p>
          </table:table-cell>
          <table:table-cell office:value-type="float" office:value="0.003430085" calcext:value-type="float">
            <text:p>0.003430085</text:p>
          </table:table-cell>
          <table:table-cell office:value-type="float" office:value="0.000952412" calcext:value-type="float">
            <text:p>0.000952412</text:p>
          </table:table-cell>
          <table:table-cell office:value-type="float" office:value="0.000909296" calcext:value-type="float">
            <text:p>0.000909296</text:p>
          </table:table-cell>
          <table:table-cell office:value-type="float" office:value="0.00097711" calcext:value-type="float">
            <text:p>0.00097711</text:p>
          </table:table-cell>
          <table:table-cell office:value-type="float" office:value="0.000946273" calcext:value-type="float">
            <text:p>0.000946273</text:p>
          </table:table-cell>
          <table:table-cell office:value-type="float" office:value="0.000952412" calcext:value-type="float">
            <text:p>0.000952412</text:p>
          </table:table-cell>
          <table:table-cell office:value-type="float" office:value="0.000946273" calcext:value-type="float">
            <text:p>0.000946273</text:p>
          </table:table-cell>
          <table:table-cell office:value-type="float" office:value="0.000028024" calcext:value-type="float">
            <text:p>2.8024E-05</text:p>
          </table:table-cell>
          <table:table-cell office:value-type="float" office:value="27.372209442" calcext:value-type="float">
            <text:p>27.372209442</text:p>
          </table:table-cell>
          <table:table-cell office:value-type="float" office:value="27.371147538" calcext:value-type="float">
            <text:p>27.371147538</text:p>
          </table:table-cell>
          <table:table-cell office:value-type="float" office:value="27.372817751" calcext:value-type="float">
            <text:p>27.372817751</text:p>
          </table:table-cell>
          <table:table-cell office:value-type="float" office:value="27.372058244" calcext:value-type="float">
            <text:p>27.372058244</text:p>
          </table:table-cell>
          <table:table-cell office:value-type="float" office:value="27.372209442" calcext:value-type="float">
            <text:p>27.372209442</text:p>
          </table:table-cell>
          <table:table-cell office:value-type="float" office:value="27.372058244" calcext:value-type="float">
            <text:p>27.372058244</text:p>
          </table:table-cell>
          <table:table-cell office:value-type="float" office:value="0.000690192" calcext:value-type="float">
            <text:p>0.00069019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07 15:46:02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464359" calcext:value-type="float">
            <text:p>0.25464359</text:p>
          </table:table-cell>
          <table:table-cell office:value-type="float" office:value="0.246892601" calcext:value-type="float">
            <text:p>0.246892601</text:p>
          </table:table-cell>
          <table:table-cell office:value-type="float" office:value="0.251143605" calcext:value-type="float">
            <text:p>0.251143605</text:p>
          </table:table-cell>
          <table:table-cell office:value-type="float" office:value="0.250893265" calcext:value-type="float">
            <text:p>0.250893265</text:p>
          </table:table-cell>
          <table:table-cell office:value-type="float" office:value="0.251143605" calcext:value-type="float">
            <text:p>0.251143605</text:p>
          </table:table-cell>
          <table:table-cell office:value-type="float" office:value="0.250893265" calcext:value-type="float">
            <text:p>0.250893265</text:p>
          </table:table-cell>
          <table:table-cell office:value-type="float" office:value="0.003169275" calcext:value-type="float">
            <text:p>0.003169275</text:p>
          </table:table-cell>
          <table:table-cell office:value-type="float" office:value="0.000984605" calcext:value-type="float">
            <text:p>0.000984605</text:p>
          </table:table-cell>
          <table:table-cell office:value-type="float" office:value="0.00092128" calcext:value-type="float">
            <text:p>0.00092128</text:p>
          </table:table-cell>
          <table:table-cell office:value-type="float" office:value="0.00095601" calcext:value-type="float">
            <text:p>0.00095601</text:p>
          </table:table-cell>
          <table:table-cell office:value-type="float" office:value="0.000953965" calcext:value-type="float">
            <text:p>0.000953965</text:p>
          </table:table-cell>
          <table:table-cell office:value-type="float" office:value="0.00095601" calcext:value-type="float">
            <text:p>0.00095601</text:p>
          </table:table-cell>
          <table:table-cell office:value-type="float" office:value="0.000953965" calcext:value-type="float">
            <text:p>0.000953965</text:p>
          </table:table-cell>
          <table:table-cell office:value-type="float" office:value="0.000025893" calcext:value-type="float">
            <text:p>2.5893E-05</text:p>
          </table:table-cell>
          <table:table-cell office:value-type="float" office:value="27.373002331" calcext:value-type="float">
            <text:p>27.373002331</text:p>
          </table:table-cell>
          <table:table-cell office:value-type="float" office:value="27.371442698" calcext:value-type="float">
            <text:p>27.371442698</text:p>
          </table:table-cell>
          <table:table-cell office:value-type="float" office:value="27.372298074" calcext:value-type="float">
            <text:p>27.372298074</text:p>
          </table:table-cell>
          <table:table-cell office:value-type="float" office:value="27.372247701" calcext:value-type="float">
            <text:p>27.372247701</text:p>
          </table:table-cell>
          <table:table-cell office:value-type="float" office:value="27.372298074" calcext:value-type="float">
            <text:p>27.372298074</text:p>
          </table:table-cell>
          <table:table-cell office:value-type="float" office:value="27.372247701" calcext:value-type="float">
            <text:p>27.372247701</text:p>
          </table:table-cell>
          <table:table-cell office:value-type="float" office:value="0.000637713" calcext:value-type="float">
            <text:p>0.0006377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07 15:46:03</text:p>
          </table:table-cell>
          <table:table-cell office:value-type="float" office:value="27.33359" calcext:value-type="float">
            <text:p>27.33359</text:p>
          </table:table-cell>
          <table:table-cell office:value-type="float" office:value="0.254378945" calcext:value-type="float">
            <text:p>0.254378945</text:p>
          </table:table-cell>
          <table:table-cell office:value-type="float" office:value="0.246582657" calcext:value-type="float">
            <text:p>0.246582657</text:p>
          </table:table-cell>
          <table:table-cell office:value-type="float" office:value="0.250926644" calcext:value-type="float">
            <text:p>0.250926644</text:p>
          </table:table-cell>
          <table:table-cell office:value-type="float" office:value="0.250629415" calcext:value-type="float">
            <text:p>0.250629415</text:p>
          </table:table-cell>
          <table:table-cell office:value-type="float" office:value="0.250926644" calcext:value-type="float">
            <text:p>0.250926644</text:p>
          </table:table-cell>
          <table:table-cell office:value-type="float" office:value="0.250629415" calcext:value-type="float">
            <text:p>0.250629415</text:p>
          </table:table-cell>
          <table:table-cell office:value-type="float" office:value="0.003189753" calcext:value-type="float">
            <text:p>0.003189753</text:p>
          </table:table-cell>
          <table:table-cell office:value-type="float" office:value="0.000982443" calcext:value-type="float">
            <text:p>0.000982443</text:p>
          </table:table-cell>
          <table:table-cell office:value-type="float" office:value="0.000918748" calcext:value-type="float">
            <text:p>0.000918748</text:p>
          </table:table-cell>
          <table:table-cell office:value-type="float" office:value="0.000954238" calcext:value-type="float">
            <text:p>0.000954238</text:p>
          </table:table-cell>
          <table:table-cell office:value-type="float" office:value="0.000951809" calcext:value-type="float">
            <text:p>0.000951809</text:p>
          </table:table-cell>
          <table:table-cell office:value-type="float" office:value="0.000954238" calcext:value-type="float">
            <text:p>0.000954238</text:p>
          </table:table-cell>
          <table:table-cell office:value-type="float" office:value="0.000951809" calcext:value-type="float">
            <text:p>0.000951809</text:p>
          </table:table-cell>
          <table:table-cell office:value-type="float" office:value="0.00002606" calcext:value-type="float">
            <text:p>2.606E-05</text:p>
          </table:table-cell>
          <table:table-cell office:value-type="float" office:value="27.357786974" calcext:value-type="float">
            <text:p>27.357786974</text:p>
          </table:table-cell>
          <table:table-cell office:value-type="float" office:value="27.356218205" calcext:value-type="float">
            <text:p>27.356218205</text:p>
          </table:table-cell>
          <table:table-cell office:value-type="float" office:value="27.357092302" calcext:value-type="float">
            <text:p>27.357092302</text:p>
          </table:table-cell>
          <table:table-cell office:value-type="float" office:value="27.357032494" calcext:value-type="float">
            <text:p>27.357032494</text:p>
          </table:table-cell>
          <table:table-cell office:value-type="float" office:value="27.357092302" calcext:value-type="float">
            <text:p>27.357092302</text:p>
          </table:table-cell>
          <table:table-cell office:value-type="float" office:value="27.357032494" calcext:value-type="float">
            <text:p>27.357032494</text:p>
          </table:table-cell>
          <table:table-cell office:value-type="float" office:value="0.000641842" calcext:value-type="float">
            <text:p>0.0006418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07 15:46:04</text:p>
          </table:table-cell>
          <table:table-cell office:value-type="float" office:value="27.32854" calcext:value-type="float">
            <text:p>27.32854</text:p>
          </table:table-cell>
          <table:table-cell office:value-type="float" office:value="0.254274637" calcext:value-type="float">
            <text:p>0.254274637</text:p>
          </table:table-cell>
          <table:table-cell office:value-type="float" office:value="0.247132212" calcext:value-type="float">
            <text:p>0.247132212</text:p>
          </table:table-cell>
          <table:table-cell office:value-type="float" office:value="0.251129896" calcext:value-type="float">
            <text:p>0.251129896</text:p>
          </table:table-cell>
          <table:table-cell office:value-type="float" office:value="0.250845581" calcext:value-type="float">
            <text:p>0.250845581</text:p>
          </table:table-cell>
          <table:table-cell office:value-type="float" office:value="0.251129896" calcext:value-type="float">
            <text:p>0.251129896</text:p>
          </table:table-cell>
          <table:table-cell office:value-type="float" office:value="0.250845581" calcext:value-type="float">
            <text:p>0.250845581</text:p>
          </table:table-cell>
          <table:table-cell office:value-type="float" office:value="0.002922805" calcext:value-type="float">
            <text:p>0.002922805</text:p>
          </table:table-cell>
          <table:table-cell office:value-type="float" office:value="0.000981591" calcext:value-type="float">
            <text:p>0.000981591</text:p>
          </table:table-cell>
          <table:table-cell office:value-type="float" office:value="0.000923237" calcext:value-type="float">
            <text:p>0.000923237</text:p>
          </table:table-cell>
          <table:table-cell office:value-type="float" office:value="0.000955898" calcext:value-type="float">
            <text:p>0.000955898</text:p>
          </table:table-cell>
          <table:table-cell office:value-type="float" office:value="0.000953575" calcext:value-type="float">
            <text:p>0.000953575</text:p>
          </table:table-cell>
          <table:table-cell office:value-type="float" office:value="0.000955898" calcext:value-type="float">
            <text:p>0.000955898</text:p>
          </table:table-cell>
          <table:table-cell office:value-type="float" office:value="0.000953575" calcext:value-type="float">
            <text:p>0.000953575</text:p>
          </table:table-cell>
          <table:table-cell office:value-type="float" office:value="0.000023879" calcext:value-type="float">
            <text:p>2.3879E-05</text:p>
          </table:table-cell>
          <table:table-cell office:value-type="float" office:value="27.35271195" calcext:value-type="float">
            <text:p>27.35271195</text:p>
          </table:table-cell>
          <table:table-cell office:value-type="float" office:value="27.351274746" calcext:value-type="float">
            <text:p>27.351274746</text:p>
          </table:table-cell>
          <table:table-cell office:value-type="float" office:value="27.352079163" calcext:value-type="float">
            <text:p>27.352079163</text:p>
          </table:table-cell>
          <table:table-cell office:value-type="float" office:value="27.352021953" calcext:value-type="float">
            <text:p>27.352021953</text:p>
          </table:table-cell>
          <table:table-cell office:value-type="float" office:value="27.352079163" calcext:value-type="float">
            <text:p>27.352079163</text:p>
          </table:table-cell>
          <table:table-cell office:value-type="float" office:value="27.352021953" calcext:value-type="float">
            <text:p>27.352021953</text:p>
          </table:table-cell>
          <table:table-cell office:value-type="float" office:value="0.000588129" calcext:value-type="float">
            <text:p>0.0005881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07 15:46:05</text:p>
          </table:table-cell>
          <table:table-cell office:value-type="float" office:value="27.32854" calcext:value-type="float">
            <text:p>27.32854</text:p>
          </table:table-cell>
          <table:table-cell office:value-type="float" office:value="0.254293711" calcext:value-type="float">
            <text:p>0.254293711</text:p>
          </table:table-cell>
          <table:table-cell office:value-type="float" office:value="0.247061878" calcext:value-type="float">
            <text:p>0.247061878</text:p>
          </table:table-cell>
          <table:table-cell office:value-type="float" office:value="0.251239568" calcext:value-type="float">
            <text:p>0.251239568</text:p>
          </table:table-cell>
          <table:table-cell office:value-type="float" office:value="0.250865052" calcext:value-type="float">
            <text:p>0.250865052</text:p>
          </table:table-cell>
          <table:table-cell office:value-type="float" office:value="0.251239568" calcext:value-type="float">
            <text:p>0.251239568</text:p>
          </table:table-cell>
          <table:table-cell office:value-type="float" office:value="0.250865052" calcext:value-type="float">
            <text:p>0.250865052</text:p>
          </table:table-cell>
          <table:table-cell office:value-type="float" office:value="0.002964236" calcext:value-type="float">
            <text:p>0.002964236</text:p>
          </table:table-cell>
          <table:table-cell office:value-type="float" office:value="0.000981746" calcext:value-type="float">
            <text:p>0.000981746</text:p>
          </table:table-cell>
          <table:table-cell office:value-type="float" office:value="0.000922663" calcext:value-type="float">
            <text:p>0.000922663</text:p>
          </table:table-cell>
          <table:table-cell office:value-type="float" office:value="0.000956794" calcext:value-type="float">
            <text:p>0.000956794</text:p>
          </table:table-cell>
          <table:table-cell office:value-type="float" office:value="0.000953734" calcext:value-type="float">
            <text:p>0.000953734</text:p>
          </table:table-cell>
          <table:table-cell office:value-type="float" office:value="0.000956794" calcext:value-type="float">
            <text:p>0.000956794</text:p>
          </table:table-cell>
          <table:table-cell office:value-type="float" office:value="0.000953734" calcext:value-type="float">
            <text:p>0.000953734</text:p>
          </table:table-cell>
          <table:table-cell office:value-type="float" office:value="0.000024218" calcext:value-type="float">
            <text:p>2.4218E-05</text:p>
          </table:table-cell>
          <table:table-cell office:value-type="float" office:value="27.352715788" calcext:value-type="float">
            <text:p>27.352715788</text:p>
          </table:table-cell>
          <table:table-cell office:value-type="float" office:value="27.351260593" calcext:value-type="float">
            <text:p>27.351260593</text:p>
          </table:table-cell>
          <table:table-cell office:value-type="float" office:value="27.352101231" calcext:value-type="float">
            <text:p>27.352101231</text:p>
          </table:table-cell>
          <table:table-cell office:value-type="float" office:value="27.352025871" calcext:value-type="float">
            <text:p>27.352025871</text:p>
          </table:table-cell>
          <table:table-cell office:value-type="float" office:value="27.352101231" calcext:value-type="float">
            <text:p>27.352101231</text:p>
          </table:table-cell>
          <table:table-cell office:value-type="float" office:value="27.352025871" calcext:value-type="float">
            <text:p>27.352025871</text:p>
          </table:table-cell>
          <table:table-cell office:value-type="float" office:value="0.000596466" calcext:value-type="float">
            <text:p>0.00059646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07 15:46:07</text:p>
          </table:table-cell>
          <table:table-cell office:value-type="float" office:value="27.32854" calcext:value-type="float">
            <text:p>27.32854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0.246999293" calcext:value-type="float">
            <text:p>0.246999293</text:p>
          </table:table-cell>
          <table:table-cell office:value-type="float" office:value="0.25087598" calcext:value-type="float">
            <text:p>0.25087598</text:p>
          </table:table-cell>
          <table:table-cell office:value-type="float" office:value="0.250577758" calcext:value-type="float">
            <text:p>0.250577758</text:p>
          </table:table-cell>
          <table:table-cell office:value-type="float" office:value="0.25087598" calcext:value-type="float">
            <text:p>0.25087598</text:p>
          </table:table-cell>
          <table:table-cell office:value-type="float" office:value="0.250577758" calcext:value-type="float">
            <text:p>0.250577758</text:p>
          </table:table-cell>
          <table:table-cell office:value-type="float" office:value="0.002807985" calcext:value-type="float">
            <text:p>0.002807985</text:p>
          </table:table-cell>
          <table:table-cell office:value-type="float" office:value="0.000978187" calcext:value-type="float">
            <text:p>0.000978187</text:p>
          </table:table-cell>
          <table:table-cell office:value-type="float" office:value="0.000922151" calcext:value-type="float">
            <text:p>0.000922151</text:p>
          </table:table-cell>
          <table:table-cell office:value-type="float" office:value="0.000953824" calcext:value-type="float">
            <text:p>0.000953824</text:p>
          </table:table-cell>
          <table:table-cell office:value-type="float" office:value="0.000951387" calcext:value-type="float">
            <text:p>0.000951387</text:p>
          </table:table-cell>
          <table:table-cell office:value-type="float" office:value="0.000953824" calcext:value-type="float">
            <text:p>0.000953824</text:p>
          </table:table-cell>
          <table:table-cell office:value-type="float" office:value="0.000951387" calcext:value-type="float">
            <text:p>0.000951387</text:p>
          </table:table-cell>
          <table:table-cell office:value-type="float" office:value="0.000022941" calcext:value-type="float">
            <text:p>2.2941E-05</text:p>
          </table:table-cell>
          <table:table-cell office:value-type="float" office:value="27.352628114" calcext:value-type="float">
            <text:p>27.352628114</text:p>
          </table:table-cell>
          <table:table-cell office:value-type="float" office:value="27.351248" calcext:value-type="float">
            <text:p>27.351248</text:p>
          </table:table-cell>
          <table:table-cell office:value-type="float" office:value="27.35202807" calcext:value-type="float">
            <text:p>27.35202807</text:p>
          </table:table-cell>
          <table:table-cell office:value-type="float" office:value="27.351968061" calcext:value-type="float">
            <text:p>27.351968061</text:p>
          </table:table-cell>
          <table:table-cell office:value-type="float" office:value="27.35202807" calcext:value-type="float">
            <text:p>27.35202807</text:p>
          </table:table-cell>
          <table:table-cell office:value-type="float" office:value="27.351968061" calcext:value-type="float">
            <text:p>27.351968061</text:p>
          </table:table-cell>
          <table:table-cell office:value-type="float" office:value="0.000565025" calcext:value-type="float">
            <text:p>0.000565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07 15:46:08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2248079" calcext:value-type="float">
            <text:p>0.252248079</text:p>
          </table:table-cell>
          <table:table-cell office:value-type="float" office:value="0.246917635" calcext:value-type="float">
            <text:p>0.246917635</text:p>
          </table:table-cell>
          <table:table-cell office:value-type="float" office:value="0.250906378" calcext:value-type="float">
            <text:p>0.250906378</text:p>
          </table:table-cell>
          <table:table-cell office:value-type="float" office:value="0.250024031" calcext:value-type="float">
            <text:p>0.250024031</text:p>
          </table:table-cell>
          <table:table-cell office:value-type="float" office:value="0.250906378" calcext:value-type="float">
            <text:p>0.250906378</text:p>
          </table:table-cell>
          <table:table-cell office:value-type="float" office:value="0.250024031" calcext:value-type="float">
            <text:p>0.250024031</text:p>
          </table:table-cell>
          <table:table-cell office:value-type="float" office:value="0.002263818" calcext:value-type="float">
            <text:p>0.002263818</text:p>
          </table:table-cell>
          <table:table-cell office:value-type="float" office:value="0.000965034" calcext:value-type="float">
            <text:p>0.000965034</text:p>
          </table:table-cell>
          <table:table-cell office:value-type="float" office:value="0.000921484" calcext:value-type="float">
            <text:p>0.000921484</text:p>
          </table:table-cell>
          <table:table-cell office:value-type="float" office:value="0.000954072" calcext:value-type="float">
            <text:p>0.000954072</text:p>
          </table:table-cell>
          <table:table-cell office:value-type="float" office:value="0.000946863" calcext:value-type="float">
            <text:p>0.000946863</text:p>
          </table:table-cell>
          <table:table-cell office:value-type="float" office:value="0.000954072" calcext:value-type="float">
            <text:p>0.000954072</text:p>
          </table:table-cell>
          <table:table-cell office:value-type="float" office:value="0.000946863" calcext:value-type="float">
            <text:p>0.000946863</text:p>
          </table:table-cell>
          <table:table-cell office:value-type="float" office:value="0.000018495" calcext:value-type="float">
            <text:p>1.8495E-05</text:p>
          </table:table-cell>
          <table:table-cell office:value-type="float" office:value="27.362412238" calcext:value-type="float">
            <text:p>27.362412238</text:p>
          </table:table-cell>
          <table:table-cell office:value-type="float" office:value="27.361339651" calcext:value-type="float">
            <text:p>27.361339651</text:p>
          </table:table-cell>
          <table:table-cell office:value-type="float" office:value="27.362142263" calcext:value-type="float">
            <text:p>27.362142263</text:p>
          </table:table-cell>
          <table:table-cell office:value-type="float" office:value="27.361964717" calcext:value-type="float">
            <text:p>27.361964717</text:p>
          </table:table-cell>
          <table:table-cell office:value-type="float" office:value="27.362142263" calcext:value-type="float">
            <text:p>27.362142263</text:p>
          </table:table-cell>
          <table:table-cell office:value-type="float" office:value="27.361964717" calcext:value-type="float">
            <text:p>27.361964717</text:p>
          </table:table-cell>
          <table:table-cell office:value-type="float" office:value="0.000455523" calcext:value-type="float">
            <text:p>0.00045552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07 15:46:09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2724916" calcext:value-type="float">
            <text:p>0.252724916</text:p>
          </table:table-cell>
          <table:table-cell office:value-type="float" office:value="0.246565967" calcext:value-type="float">
            <text:p>0.246565967</text:p>
          </table:table-cell>
          <table:table-cell office:value-type="float" office:value="0.2514911" calcext:value-type="float">
            <text:p>0.2514911</text:p>
          </table:table-cell>
          <table:table-cell office:value-type="float" office:value="0.250260661" calcext:value-type="float">
            <text:p>0.250260661</text:p>
          </table:table-cell>
          <table:table-cell office:value-type="float" office:value="0.2514911" calcext:value-type="float">
            <text:p>0.2514911</text:p>
          </table:table-cell>
          <table:table-cell office:value-type="float" office:value="0.250260661" calcext:value-type="float">
            <text:p>0.250260661</text:p>
          </table:table-cell>
          <table:table-cell office:value-type="float" office:value="0.002660657" calcext:value-type="float">
            <text:p>0.002660657</text:p>
          </table:table-cell>
          <table:table-cell office:value-type="float" office:value="0.000968929" calcext:value-type="float">
            <text:p>0.000968929</text:p>
          </table:table-cell>
          <table:table-cell office:value-type="float" office:value="0.000918611" calcext:value-type="float">
            <text:p>0.000918611</text:p>
          </table:table-cell>
          <table:table-cell office:value-type="float" office:value="0.000958849" calcext:value-type="float">
            <text:p>0.000958849</text:p>
          </table:table-cell>
          <table:table-cell office:value-type="float" office:value="0.000948797" calcext:value-type="float">
            <text:p>0.000948797</text:p>
          </table:table-cell>
          <table:table-cell office:value-type="float" office:value="0.000958849" calcext:value-type="float">
            <text:p>0.000958849</text:p>
          </table:table-cell>
          <table:table-cell office:value-type="float" office:value="0.000948797" calcext:value-type="float">
            <text:p>0.000948797</text:p>
          </table:table-cell>
          <table:table-cell office:value-type="float" office:value="0.000021737" calcext:value-type="float">
            <text:p>2.1737E-05</text:p>
          </table:table-cell>
          <table:table-cell office:value-type="float" office:value="27.362508187" calcext:value-type="float">
            <text:p>27.362508187</text:p>
          </table:table-cell>
          <table:table-cell office:value-type="float" office:value="27.361268889" calcext:value-type="float">
            <text:p>27.361268889</text:p>
          </table:table-cell>
          <table:table-cell office:value-type="float" office:value="27.36225992" calcext:value-type="float">
            <text:p>27.36225992</text:p>
          </table:table-cell>
          <table:table-cell office:value-type="float" office:value="27.362012332" calcext:value-type="float">
            <text:p>27.362012332</text:p>
          </table:table-cell>
          <table:table-cell office:value-type="float" office:value="27.36225992" calcext:value-type="float">
            <text:p>27.36225992</text:p>
          </table:table-cell>
          <table:table-cell office:value-type="float" office:value="27.362012332" calcext:value-type="float">
            <text:p>27.362012332</text:p>
          </table:table-cell>
          <table:table-cell office:value-type="float" office:value="0.000535375" calcext:value-type="float">
            <text:p>0.0005353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07 15:46:10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3354937" calcext:value-type="float">
            <text:p>0.253354937</text:p>
          </table:table-cell>
          <table:table-cell office:value-type="float" office:value="0.246179133" calcext:value-type="float">
            <text:p>0.246179133</text:p>
          </table:table-cell>
          <table:table-cell office:value-type="float" office:value="0.250940353" calcext:value-type="float">
            <text:p>0.250940353</text:p>
          </table:table-cell>
          <table:table-cell office:value-type="float" office:value="0.250158141" calcext:value-type="float">
            <text:p>0.250158141</text:p>
          </table:table-cell>
          <table:table-cell office:value-type="float" office:value="0.250940353" calcext:value-type="float">
            <text:p>0.250940353</text:p>
          </table:table-cell>
          <table:table-cell office:value-type="float" office:value="0.250158141" calcext:value-type="float">
            <text:p>0.250158141</text:p>
          </table:table-cell>
          <table:table-cell office:value-type="float" office:value="0.002981267" calcext:value-type="float">
            <text:p>0.002981267</text:p>
          </table:table-cell>
          <table:table-cell office:value-type="float" office:value="0.000974077" calcext:value-type="float">
            <text:p>0.000974077</text:p>
          </table:table-cell>
          <table:table-cell office:value-type="float" office:value="0.000915451" calcext:value-type="float">
            <text:p>0.000915451</text:p>
          </table:table-cell>
          <table:table-cell office:value-type="float" office:value="0.00095435" calcext:value-type="float">
            <text:p>0.00095435</text:p>
          </table:table-cell>
          <table:table-cell office:value-type="float" office:value="0.000947959" calcext:value-type="float">
            <text:p>0.000947959</text:p>
          </table:table-cell>
          <table:table-cell office:value-type="float" office:value="0.00095435" calcext:value-type="float">
            <text:p>0.00095435</text:p>
          </table:table-cell>
          <table:table-cell office:value-type="float" office:value="0.000947959" calcext:value-type="float">
            <text:p>0.000947959</text:p>
          </table:table-cell>
          <table:table-cell office:value-type="float" office:value="0.000024357" calcext:value-type="float">
            <text:p>2.4357E-05</text:p>
          </table:table-cell>
          <table:table-cell office:value-type="float" office:value="27.362634959" calcext:value-type="float">
            <text:p>27.362634959</text:p>
          </table:table-cell>
          <table:table-cell office:value-type="float" office:value="27.361191051" calcext:value-type="float">
            <text:p>27.361191051</text:p>
          </table:table-cell>
          <table:table-cell office:value-type="float" office:value="27.362149099" calcext:value-type="float">
            <text:p>27.362149099</text:p>
          </table:table-cell>
          <table:table-cell office:value-type="float" office:value="27.361991703" calcext:value-type="float">
            <text:p>27.361991703</text:p>
          </table:table-cell>
          <table:table-cell office:value-type="float" office:value="27.362149099" calcext:value-type="float">
            <text:p>27.362149099</text:p>
          </table:table-cell>
          <table:table-cell office:value-type="float" office:value="27.361991703" calcext:value-type="float">
            <text:p>27.361991703</text:p>
          </table:table-cell>
          <table:table-cell office:value-type="float" office:value="0.000599888" calcext:value-type="float">
            <text:p>0.00059988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07 15:46:12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2608687" calcext:value-type="float">
            <text:p>0.252608687</text:p>
          </table:table-cell>
          <table:table-cell office:value-type="float" office:value="0.246684581" calcext:value-type="float">
            <text:p>0.246684581</text:p>
          </table:table-cell>
          <table:table-cell office:value-type="float" office:value="0.251228839" calcext:value-type="float">
            <text:p>0.251228839</text:p>
          </table:table-cell>
          <table:table-cell office:value-type="float" office:value="0.250174036" calcext:value-type="float">
            <text:p>0.250174036</text:p>
          </table:table-cell>
          <table:table-cell office:value-type="float" office:value="0.251228839" calcext:value-type="float">
            <text:p>0.251228839</text:p>
          </table:table-cell>
          <table:table-cell office:value-type="float" office:value="0.250174036" calcext:value-type="float">
            <text:p>0.250174036</text:p>
          </table:table-cell>
          <table:table-cell office:value-type="float" office:value="0.002530905" calcext:value-type="float">
            <text:p>0.002530905</text:p>
          </table:table-cell>
          <table:table-cell office:value-type="float" office:value="0.00096798" calcext:value-type="float">
            <text:p>0.00096798</text:p>
          </table:table-cell>
          <table:table-cell office:value-type="float" office:value="0.00091958" calcext:value-type="float">
            <text:p>0.00091958</text:p>
          </table:table-cell>
          <table:table-cell office:value-type="float" office:value="0.000956707" calcext:value-type="float">
            <text:p>0.000956707</text:p>
          </table:table-cell>
          <table:table-cell office:value-type="float" office:value="0.000948089" calcext:value-type="float">
            <text:p>0.000948089</text:p>
          </table:table-cell>
          <table:table-cell office:value-type="float" office:value="0.000956707" calcext:value-type="float">
            <text:p>0.000956707</text:p>
          </table:table-cell>
          <table:table-cell office:value-type="float" office:value="0.000948089" calcext:value-type="float">
            <text:p>0.000948089</text:p>
          </table:table-cell>
          <table:table-cell office:value-type="float" office:value="0.000020677" calcext:value-type="float">
            <text:p>2.0677E-05</text:p>
          </table:table-cell>
          <table:table-cell office:value-type="float" office:value="27.367538836" calcext:value-type="float">
            <text:p>27.367538836</text:p>
          </table:table-cell>
          <table:table-cell office:value-type="float" office:value="27.366346799" calcext:value-type="float">
            <text:p>27.366346799</text:p>
          </table:table-cell>
          <table:table-cell office:value-type="float" office:value="27.367261186" calcext:value-type="float">
            <text:p>27.367261186</text:p>
          </table:table-cell>
          <table:table-cell office:value-type="float" office:value="27.36704894" calcext:value-type="float">
            <text:p>27.36704894</text:p>
          </table:table-cell>
          <table:table-cell office:value-type="float" office:value="27.367261186" calcext:value-type="float">
            <text:p>27.367261186</text:p>
          </table:table-cell>
          <table:table-cell office:value-type="float" office:value="27.36704894" calcext:value-type="float">
            <text:p>27.36704894</text:p>
          </table:table-cell>
          <table:table-cell office:value-type="float" office:value="0.000509264" calcext:value-type="float">
            <text:p>0.00050926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07 15:46:13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2795846" calcext:value-type="float">
            <text:p>0.252795846</text:p>
          </table:table-cell>
          <table:table-cell office:value-type="float" office:value="0.246542722" calcext:value-type="float">
            <text:p>0.246542722</text:p>
          </table:table-cell>
          <table:table-cell office:value-type="float" office:value="0.251067907" calcext:value-type="float">
            <text:p>0.251067907</text:p>
          </table:table-cell>
          <table:table-cell office:value-type="float" office:value="0.250135491" calcext:value-type="float">
            <text:p>0.250135491</text:p>
          </table:table-cell>
          <table:table-cell office:value-type="float" office:value="0.251067907" calcext:value-type="float">
            <text:p>0.251067907</text:p>
          </table:table-cell>
          <table:table-cell office:value-type="float" office:value="0.250135491" calcext:value-type="float">
            <text:p>0.250135491</text:p>
          </table:table-cell>
          <table:table-cell office:value-type="float" office:value="0.002636594" calcext:value-type="float">
            <text:p>0.002636594</text:p>
          </table:table-cell>
          <table:table-cell office:value-type="float" office:value="0.000969509" calcext:value-type="float">
            <text:p>0.000969509</text:p>
          </table:table-cell>
          <table:table-cell office:value-type="float" office:value="0.000918421" calcext:value-type="float">
            <text:p>0.000918421</text:p>
          </table:table-cell>
          <table:table-cell office:value-type="float" office:value="0.000955392" calcext:value-type="float">
            <text:p>0.000955392</text:p>
          </table:table-cell>
          <table:table-cell office:value-type="float" office:value="0.000947774" calcext:value-type="float">
            <text:p>0.000947774</text:p>
          </table:table-cell>
          <table:table-cell office:value-type="float" office:value="0.000955392" calcext:value-type="float">
            <text:p>0.000955392</text:p>
          </table:table-cell>
          <table:table-cell office:value-type="float" office:value="0.000947774" calcext:value-type="float">
            <text:p>0.000947774</text:p>
          </table:table-cell>
          <table:table-cell office:value-type="float" office:value="0.000021541" calcext:value-type="float">
            <text:p>2.1541E-05</text:p>
          </table:table-cell>
          <table:table-cell office:value-type="float" office:value="27.362522459" calcext:value-type="float">
            <text:p>27.362522459</text:p>
          </table:table-cell>
          <table:table-cell office:value-type="float" office:value="27.361264212" calcext:value-type="float">
            <text:p>27.361264212</text:p>
          </table:table-cell>
          <table:table-cell office:value-type="float" office:value="27.362174765" calcext:value-type="float">
            <text:p>27.362174765</text:p>
          </table:table-cell>
          <table:table-cell office:value-type="float" office:value="27.361987145" calcext:value-type="float">
            <text:p>27.361987145</text:p>
          </table:table-cell>
          <table:table-cell office:value-type="float" office:value="27.362174765" calcext:value-type="float">
            <text:p>27.362174765</text:p>
          </table:table-cell>
          <table:table-cell office:value-type="float" office:value="27.361987145" calcext:value-type="float">
            <text:p>27.361987145</text:p>
          </table:table-cell>
          <table:table-cell office:value-type="float" office:value="0.000530533" calcext:value-type="float">
            <text:p>0.00053053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07 15:46:14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3850252" calcext:value-type="float">
            <text:p>0.253850252</text:p>
          </table:table-cell>
          <table:table-cell office:value-type="float" office:value="0.246087938" calcext:value-type="float">
            <text:p>0.246087938</text:p>
          </table:table-cell>
          <table:table-cell office:value-type="float" office:value="0.250929624" calcext:value-type="float">
            <text:p>0.250929624</text:p>
          </table:table-cell>
          <table:table-cell office:value-type="float" office:value="0.250289271" calcext:value-type="float">
            <text:p>0.250289271</text:p>
          </table:table-cell>
          <table:table-cell office:value-type="float" office:value="0.250929624" calcext:value-type="float">
            <text:p>0.250929624</text:p>
          </table:table-cell>
          <table:table-cell office:value-type="float" office:value="0.250289271" calcext:value-type="float">
            <text:p>0.250289271</text:p>
          </table:table-cell>
          <table:table-cell office:value-type="float" office:value="0.003201137" calcext:value-type="float">
            <text:p>0.003201137</text:p>
          </table:table-cell>
          <table:table-cell office:value-type="float" office:value="0.000978123" calcext:value-type="float">
            <text:p>0.000978123</text:p>
          </table:table-cell>
          <table:table-cell office:value-type="float" office:value="0.000914706" calcext:value-type="float">
            <text:p>0.000914706</text:p>
          </table:table-cell>
          <table:table-cell office:value-type="float" office:value="0.000954262" calcext:value-type="float">
            <text:p>0.000954262</text:p>
          </table:table-cell>
          <table:table-cell office:value-type="float" office:value="0.00094903" calcext:value-type="float">
            <text:p>0.00094903</text:p>
          </table:table-cell>
          <table:table-cell office:value-type="float" office:value="0.000954262" calcext:value-type="float">
            <text:p>0.000954262</text:p>
          </table:table-cell>
          <table:table-cell office:value-type="float" office:value="0.00094903" calcext:value-type="float">
            <text:p>0.00094903</text:p>
          </table:table-cell>
          <table:table-cell office:value-type="float" office:value="0.000026153" calcext:value-type="float">
            <text:p>2.6153E-05</text:p>
          </table:table-cell>
          <table:table-cell office:value-type="float" office:value="27.367788661" calcext:value-type="float">
            <text:p>27.367788661</text:p>
          </table:table-cell>
          <table:table-cell office:value-type="float" office:value="27.366226743" calcext:value-type="float">
            <text:p>27.366226743</text:p>
          </table:table-cell>
          <table:table-cell office:value-type="float" office:value="27.367200978" calcext:value-type="float">
            <text:p>27.367200978</text:p>
          </table:table-cell>
          <table:table-cell office:value-type="float" office:value="27.367072128" calcext:value-type="float">
            <text:p>27.367072128</text:p>
          </table:table-cell>
          <table:table-cell office:value-type="float" office:value="27.367200978" calcext:value-type="float">
            <text:p>27.367200978</text:p>
          </table:table-cell>
          <table:table-cell office:value-type="float" office:value="27.367072128" calcext:value-type="float">
            <text:p>27.367072128</text:p>
          </table:table-cell>
          <table:table-cell office:value-type="float" office:value="0.000644127" calcext:value-type="float">
            <text:p>0.0006441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07 15:46:15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3754288" calcext:value-type="float">
            <text:p>0.253754288</text:p>
          </table:table-cell>
          <table:table-cell office:value-type="float" office:value="0.246267944" calcext:value-type="float">
            <text:p>0.246267944</text:p>
          </table:table-cell>
          <table:table-cell office:value-type="float" office:value="0.250865847" calcext:value-type="float">
            <text:p>0.250865847</text:p>
          </table:table-cell>
          <table:table-cell office:value-type="float" office:value="0.250296027" calcext:value-type="float">
            <text:p>0.250296027</text:p>
          </table:table-cell>
          <table:table-cell office:value-type="float" office:value="0.250865847" calcext:value-type="float">
            <text:p>0.250865847</text:p>
          </table:table-cell>
          <table:table-cell office:value-type="float" office:value="0.250296027" calcext:value-type="float">
            <text:p>0.250296027</text:p>
          </table:table-cell>
          <table:table-cell office:value-type="float" office:value="0.003082732" calcext:value-type="float">
            <text:p>0.003082732</text:p>
          </table:table-cell>
          <table:table-cell office:value-type="float" office:value="0.000977339" calcext:value-type="float">
            <text:p>0.000977339</text:p>
          </table:table-cell>
          <table:table-cell office:value-type="float" office:value="0.000916176" calcext:value-type="float">
            <text:p>0.000916176</text:p>
          </table:table-cell>
          <table:table-cell office:value-type="float" office:value="0.000953741" calcext:value-type="float">
            <text:p>0.000953741</text:p>
          </table:table-cell>
          <table:table-cell office:value-type="float" office:value="0.000949086" calcext:value-type="float">
            <text:p>0.000949086</text:p>
          </table:table-cell>
          <table:table-cell office:value-type="float" office:value="0.000953741" calcext:value-type="float">
            <text:p>0.000953741</text:p>
          </table:table-cell>
          <table:table-cell office:value-type="float" office:value="0.000949086" calcext:value-type="float">
            <text:p>0.000949086</text:p>
          </table:table-cell>
          <table:table-cell office:value-type="float" office:value="0.000025186" calcext:value-type="float">
            <text:p>2.5186E-05</text:p>
          </table:table-cell>
          <table:table-cell office:value-type="float" office:value="27.362715316" calcext:value-type="float">
            <text:p>27.362715316</text:p>
          </table:table-cell>
          <table:table-cell office:value-type="float" office:value="27.361208921" calcext:value-type="float">
            <text:p>27.361208921</text:p>
          </table:table-cell>
          <table:table-cell office:value-type="float" office:value="27.362134107" calcext:value-type="float">
            <text:p>27.362134107</text:p>
          </table:table-cell>
          <table:table-cell office:value-type="float" office:value="27.362019448" calcext:value-type="float">
            <text:p>27.362019448</text:p>
          </table:table-cell>
          <table:table-cell office:value-type="float" office:value="27.362134107" calcext:value-type="float">
            <text:p>27.362134107</text:p>
          </table:table-cell>
          <table:table-cell office:value-type="float" office:value="27.362019448" calcext:value-type="float">
            <text:p>27.362019448</text:p>
          </table:table-cell>
          <table:table-cell office:value-type="float" office:value="0.000620304" calcext:value-type="float">
            <text:p>0.0006203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07 15:46:16</text:p>
          </table:table-cell>
          <table:table-cell office:value-type="float" office:value="27.34875" calcext:value-type="float">
            <text:p>27.34875</text:p>
          </table:table-cell>
          <table:table-cell office:value-type="float" office:value="0.25219205" calcext:value-type="float">
            <text:p>0.25219205</text:p>
          </table:table-cell>
          <table:table-cell office:value-type="float" office:value="0.246511727" calcext:value-type="float">
            <text:p>0.246511727</text:p>
          </table:table-cell>
          <table:table-cell office:value-type="float" office:value="0.250805646" calcext:value-type="float">
            <text:p>0.250805646</text:p>
          </table:table-cell>
          <table:table-cell office:value-type="float" office:value="0.249836475" calcext:value-type="float">
            <text:p>0.249836475</text:p>
          </table:table-cell>
          <table:table-cell office:value-type="float" office:value="0.250805646" calcext:value-type="float">
            <text:p>0.250805646</text:p>
          </table:table-cell>
          <table:table-cell office:value-type="float" office:value="0.249836475" calcext:value-type="float">
            <text:p>0.249836475</text:p>
          </table:table-cell>
          <table:table-cell office:value-type="float" office:value="0.002418124" calcext:value-type="float">
            <text:p>0.002418124</text:p>
          </table:table-cell>
          <table:table-cell office:value-type="float" office:value="0.000964576" calcext:value-type="float">
            <text:p>0.000964576</text:p>
          </table:table-cell>
          <table:table-cell office:value-type="float" office:value="0.000918168" calcext:value-type="float">
            <text:p>0.000918168</text:p>
          </table:table-cell>
          <table:table-cell office:value-type="float" office:value="0.000953249" calcext:value-type="float">
            <text:p>0.000953249</text:p>
          </table:table-cell>
          <table:table-cell office:value-type="float" office:value="0.000945331" calcext:value-type="float">
            <text:p>0.000945331</text:p>
          </table:table-cell>
          <table:table-cell office:value-type="float" office:value="0.000953249" calcext:value-type="float">
            <text:p>0.000953249</text:p>
          </table:table-cell>
          <table:table-cell office:value-type="float" office:value="0.000945331" calcext:value-type="float">
            <text:p>0.000945331</text:p>
          </table:table-cell>
          <table:table-cell office:value-type="float" office:value="0.000019756" calcext:value-type="float">
            <text:p>1.9756E-05</text:p>
          </table:table-cell>
          <table:table-cell office:value-type="float" office:value="27.372509039" calcext:value-type="float">
            <text:p>27.372509039</text:p>
          </table:table-cell>
          <table:table-cell office:value-type="float" office:value="27.37136606" calcext:value-type="float">
            <text:p>27.37136606</text:p>
          </table:table-cell>
          <table:table-cell office:value-type="float" office:value="27.372230071" calcext:value-type="float">
            <text:p>27.372230071</text:p>
          </table:table-cell>
          <table:table-cell office:value-type="float" office:value="27.372035057" calcext:value-type="float">
            <text:p>27.372035057</text:p>
          </table:table-cell>
          <table:table-cell office:value-type="float" office:value="27.372230071" calcext:value-type="float">
            <text:p>27.372230071</text:p>
          </table:table-cell>
          <table:table-cell office:value-type="float" office:value="27.372035057" calcext:value-type="float">
            <text:p>27.372035057</text:p>
          </table:table-cell>
          <table:table-cell office:value-type="float" office:value="0.000486568" calcext:value-type="float">
            <text:p>0.00048656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07 15:46:18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1436263" calcext:value-type="float">
            <text:p>0.251436263</text:p>
          </table:table-cell>
          <table:table-cell office:value-type="float" office:value="0.246795445" calcext:value-type="float">
            <text:p>0.246795445</text:p>
          </table:table-cell>
          <table:table-cell office:value-type="float" office:value="0.251008302" calcext:value-type="float">
            <text:p>0.251008302</text:p>
          </table:table-cell>
          <table:table-cell office:value-type="float" office:value="0.24974667" calcext:value-type="float">
            <text:p>0.24974667</text:p>
          </table:table-cell>
          <table:table-cell office:value-type="float" office:value="0.251008302" calcext:value-type="float">
            <text:p>0.251008302</text:p>
          </table:table-cell>
          <table:table-cell office:value-type="float" office:value="0.24974667" calcext:value-type="float">
            <text:p>0.24974667</text:p>
          </table:table-cell>
          <table:table-cell office:value-type="float" office:value="0.002094132" calcext:value-type="float">
            <text:p>0.002094132</text:p>
          </table:table-cell>
          <table:table-cell office:value-type="float" office:value="0.000958401" calcext:value-type="float">
            <text:p>0.000958401</text:p>
          </table:table-cell>
          <table:table-cell office:value-type="float" office:value="0.000920486" calcext:value-type="float">
            <text:p>0.000920486</text:p>
          </table:table-cell>
          <table:table-cell office:value-type="float" office:value="0.000954905" calcext:value-type="float">
            <text:p>0.000954905</text:p>
          </table:table-cell>
          <table:table-cell office:value-type="float" office:value="0.000944597" calcext:value-type="float">
            <text:p>0.000944597</text:p>
          </table:table-cell>
          <table:table-cell office:value-type="float" office:value="0.000954905" calcext:value-type="float">
            <text:p>0.000954905</text:p>
          </table:table-cell>
          <table:table-cell office:value-type="float" office:value="0.000944597" calcext:value-type="float">
            <text:p>0.000944597</text:p>
          </table:table-cell>
          <table:table-cell office:value-type="float" office:value="0.000017109" calcext:value-type="float">
            <text:p>1.7109E-05</text:p>
          </table:table-cell>
          <table:table-cell office:value-type="float" office:value="27.367302923" calcext:value-type="float">
            <text:p>27.367302923</text:p>
          </table:table-cell>
          <table:table-cell office:value-type="float" office:value="27.366369107" calcext:value-type="float">
            <text:p>27.366369107</text:p>
          </table:table-cell>
          <table:table-cell office:value-type="float" office:value="27.36721681" calcext:value-type="float">
            <text:p>27.36721681</text:p>
          </table:table-cell>
          <table:table-cell office:value-type="float" office:value="27.366962947" calcext:value-type="float">
            <text:p>27.366962947</text:p>
          </table:table-cell>
          <table:table-cell office:value-type="float" office:value="27.36721681" calcext:value-type="float">
            <text:p>27.36721681</text:p>
          </table:table-cell>
          <table:table-cell office:value-type="float" office:value="27.366962947" calcext:value-type="float">
            <text:p>27.366962947</text:p>
          </table:table-cell>
          <table:table-cell office:value-type="float" office:value="0.000421377" calcext:value-type="float">
            <text:p>0.0004213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07 15:46:19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1158506" calcext:value-type="float">
            <text:p>0.251158506</text:p>
          </table:table-cell>
          <table:table-cell office:value-type="float" office:value="0.247098237" calcext:value-type="float">
            <text:p>0.247098237</text:p>
          </table:table-cell>
          <table:table-cell office:value-type="float" office:value="0.251119167" calcext:value-type="float">
            <text:p>0.251119167</text:p>
          </table:table-cell>
          <table:table-cell office:value-type="float" office:value="0.24979197" calcext:value-type="float">
            <text:p>0.24979197</text:p>
          </table:table-cell>
          <table:table-cell office:value-type="float" office:value="0.251119167" calcext:value-type="float">
            <text:p>0.251119167</text:p>
          </table:table-cell>
          <table:table-cell office:value-type="float" office:value="0.24979197" calcext:value-type="float">
            <text:p>0.24979197</text:p>
          </table:table-cell>
          <table:table-cell office:value-type="float" office:value="0.001904825" calcext:value-type="float">
            <text:p>0.001904825</text:p>
          </table:table-cell>
          <table:table-cell office:value-type="float" office:value="0.000956132" calcext:value-type="float">
            <text:p>0.000956132</text:p>
          </table:table-cell>
          <table:table-cell office:value-type="float" office:value="0.00092296" calcext:value-type="float">
            <text:p>0.00092296</text:p>
          </table:table-cell>
          <table:table-cell office:value-type="float" office:value="0.000955811" calcext:value-type="float">
            <text:p>0.000955811</text:p>
          </table:table-cell>
          <table:table-cell office:value-type="float" office:value="0.000944967" calcext:value-type="float">
            <text:p>0.000944967</text:p>
          </table:table-cell>
          <table:table-cell office:value-type="float" office:value="0.000955811" calcext:value-type="float">
            <text:p>0.000955811</text:p>
          </table:table-cell>
          <table:table-cell office:value-type="float" office:value="0.000944967" calcext:value-type="float">
            <text:p>0.000944967</text:p>
          </table:table-cell>
          <table:table-cell office:value-type="float" office:value="0.000015562" calcext:value-type="float">
            <text:p>1.5562E-05</text:p>
          </table:table-cell>
          <table:table-cell office:value-type="float" office:value="27.367247034" calcext:value-type="float">
            <text:p>27.367247034</text:p>
          </table:table-cell>
          <table:table-cell office:value-type="float" office:value="27.366430034" calcext:value-type="float">
            <text:p>27.366430034</text:p>
          </table:table-cell>
          <table:table-cell office:value-type="float" office:value="27.367239118" calcext:value-type="float">
            <text:p>27.367239118</text:p>
          </table:table-cell>
          <table:table-cell office:value-type="float" office:value="27.366972062" calcext:value-type="float">
            <text:p>27.366972062</text:p>
          </table:table-cell>
          <table:table-cell office:value-type="float" office:value="27.367239118" calcext:value-type="float">
            <text:p>27.367239118</text:p>
          </table:table-cell>
          <table:table-cell office:value-type="float" office:value="27.366972062" calcext:value-type="float">
            <text:p>27.366972062</text:p>
          </table:table-cell>
          <table:table-cell office:value-type="float" office:value="0.000383285" calcext:value-type="float">
            <text:p>0.0003832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07 15:46:20</text:p>
          </table:table-cell>
          <table:table-cell office:value-type="float" office:value="27.3437" calcext:value-type="float">
            <text:p>27.3437</text:p>
          </table:table-cell>
          <table:table-cell office:value-type="float" office:value="0.252754718" calcext:value-type="float">
            <text:p>0.252754718</text:p>
          </table:table-cell>
          <table:table-cell office:value-type="float" office:value="0.246132046" calcext:value-type="float">
            <text:p>0.246132046</text:p>
          </table:table-cell>
          <table:table-cell office:value-type="float" office:value="0.250703126" calcext:value-type="float">
            <text:p>0.250703126</text:p>
          </table:table-cell>
          <table:table-cell office:value-type="float" office:value="0.249863297" calcext:value-type="float">
            <text:p>0.249863297</text:p>
          </table:table-cell>
          <table:table-cell office:value-type="float" office:value="0.250703126" calcext:value-type="float">
            <text:p>0.250703126</text:p>
          </table:table-cell>
          <table:table-cell office:value-type="float" office:value="0.249863297" calcext:value-type="float">
            <text:p>0.249863297</text:p>
          </table:table-cell>
          <table:table-cell office:value-type="float" office:value="0.002768144" calcext:value-type="float">
            <text:p>0.002768144</text:p>
          </table:table-cell>
          <table:table-cell office:value-type="float" office:value="0.000969173" calcext:value-type="float">
            <text:p>0.000969173</text:p>
          </table:table-cell>
          <table:table-cell office:value-type="float" office:value="0.000915066" calcext:value-type="float">
            <text:p>0.000915066</text:p>
          </table:table-cell>
          <table:table-cell office:value-type="float" office:value="0.000952412" calcext:value-type="float">
            <text:p>0.000952412</text:p>
          </table:table-cell>
          <table:table-cell office:value-type="float" office:value="0.00094555" calcext:value-type="float">
            <text:p>0.00094555</text:p>
          </table:table-cell>
          <table:table-cell office:value-type="float" office:value="0.000952412" calcext:value-type="float">
            <text:p>0.000952412</text:p>
          </table:table-cell>
          <table:table-cell office:value-type="float" office:value="0.00094555" calcext:value-type="float">
            <text:p>0.00094555</text:p>
          </table:table-cell>
          <table:table-cell office:value-type="float" office:value="0.000022616" calcext:value-type="float">
            <text:p>2.2616E-05</text:p>
          </table:table-cell>
          <table:table-cell office:value-type="float" office:value="27.36756822" calcext:value-type="float">
            <text:p>27.36756822</text:p>
          </table:table-cell>
          <table:table-cell office:value-type="float" office:value="27.366235618" calcext:value-type="float">
            <text:p>27.366235618</text:p>
          </table:table-cell>
          <table:table-cell office:value-type="float" office:value="27.367155403" calcext:value-type="float">
            <text:p>27.367155403</text:p>
          </table:table-cell>
          <table:table-cell office:value-type="float" office:value="27.366986414" calcext:value-type="float">
            <text:p>27.366986414</text:p>
          </table:table-cell>
          <table:table-cell office:value-type="float" office:value="27.367155403" calcext:value-type="float">
            <text:p>27.367155403</text:p>
          </table:table-cell>
          <table:table-cell office:value-type="float" office:value="27.366986414" calcext:value-type="float">
            <text:p>27.366986414</text:p>
          </table:table-cell>
          <table:table-cell office:value-type="float" office:value="0.000557001" calcext:value-type="float">
            <text:p>0.00055700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07 15:46:21</text:p>
          </table:table-cell>
          <table:table-cell office:value-type="float" office:value="27.33864" calcext:value-type="float">
            <text:p>27.33864</text:p>
          </table:table-cell>
          <table:table-cell office:value-type="float" office:value="0.251992971" calcext:value-type="float">
            <text:p>0.251992971</text:p>
          </table:table-cell>
          <table:table-cell office:value-type="float" office:value="0.246336489" calcext:value-type="float">
            <text:p>0.246336489</text:p>
          </table:table-cell>
          <table:table-cell office:value-type="float" office:value="0.250799686" calcext:value-type="float">
            <text:p>0.250799686</text:p>
          </table:table-cell>
          <table:table-cell office:value-type="float" office:value="0.249709715" calcext:value-type="float">
            <text:p>0.249709715</text:p>
          </table:table-cell>
          <table:table-cell office:value-type="float" office:value="0.250799686" calcext:value-type="float">
            <text:p>0.250799686</text:p>
          </table:table-cell>
          <table:table-cell office:value-type="float" office:value="0.249709715" calcext:value-type="float">
            <text:p>0.249709715</text:p>
          </table:table-cell>
          <table:table-cell office:value-type="float" office:value="0.002434471" calcext:value-type="float">
            <text:p>0.002434471</text:p>
          </table:table-cell>
          <table:table-cell office:value-type="float" office:value="0.00096295" calcext:value-type="float">
            <text:p>0.00096295</text:p>
          </table:table-cell>
          <table:table-cell office:value-type="float" office:value="0.000916736" calcext:value-type="float">
            <text:p>0.000916736</text:p>
          </table:table-cell>
          <table:table-cell office:value-type="float" office:value="0.0009532" calcext:value-type="float">
            <text:p>0.0009532</text:p>
          </table:table-cell>
          <table:table-cell office:value-type="float" office:value="0.000944295" calcext:value-type="float">
            <text:p>0.000944295</text:p>
          </table:table-cell>
          <table:table-cell office:value-type="float" office:value="0.0009532" calcext:value-type="float">
            <text:p>0.0009532</text:p>
          </table:table-cell>
          <table:table-cell office:value-type="float" office:value="0.000944295" calcext:value-type="float">
            <text:p>0.000944295</text:p>
          </table:table-cell>
          <table:table-cell office:value-type="float" office:value="0.000019889" calcext:value-type="float">
            <text:p>1.9889E-05</text:p>
          </table:table-cell>
          <table:table-cell office:value-type="float" office:value="27.362360906" calcext:value-type="float">
            <text:p>27.362360906</text:p>
          </table:table-cell>
          <table:table-cell office:value-type="float" office:value="27.361222714" calcext:value-type="float">
            <text:p>27.361222714</text:p>
          </table:table-cell>
          <table:table-cell office:value-type="float" office:value="27.362120794" calcext:value-type="float">
            <text:p>27.362120794</text:p>
          </table:table-cell>
          <table:table-cell office:value-type="float" office:value="27.361901471" calcext:value-type="float">
            <text:p>27.361901471</text:p>
          </table:table-cell>
          <table:table-cell office:value-type="float" office:value="27.362120794" calcext:value-type="float">
            <text:p>27.362120794</text:p>
          </table:table-cell>
          <table:table-cell office:value-type="float" office:value="27.361901471" calcext:value-type="float">
            <text:p>27.361901471</text:p>
          </table:table-cell>
          <table:table-cell office:value-type="float" office:value="0.000489862" calcext:value-type="float">
            <text:p>0.000489862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7.404347845" calcext:value-type="float">
            <text:p>27.404347845</text:p>
          </table:table-cell>
          <table:table-cell office:value-type="float" office:value="0.25464359" calcext:value-type="float">
            <text:p>0.25464359</text:p>
          </table:table-cell>
          <table:table-cell office:value-type="float" office:value="0.247132212" calcext:value-type="float">
            <text:p>0.247132212</text:p>
          </table:table-cell>
          <table:table-cell office:value-type="float" office:value="0.257825286" calcext:value-type="float">
            <text:p>0.257825286</text:p>
          </table:table-cell>
          <table:table-cell office:value-type="float" office:value="0.250893265" calcext:value-type="float">
            <text:p>0.250893265</text:p>
          </table:table-cell>
          <table:table-cell office:value-type="float" office:value="0.2514911" calcext:value-type="float">
            <text:p>0.2514911</text:p>
          </table:table-cell>
          <table:table-cell office:value-type="float" office:value="0.250893265" calcext:value-type="float">
            <text:p>0.250893265</text:p>
          </table:table-cell>
          <table:table-cell office:value-type="float" office:value="0.005903622" calcext:value-type="float">
            <text:p>0.00590362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7.328535706" calcext:value-type="float">
            <text:p>27.328535706</text:p>
          </table:table-cell>
          <table:table-cell office:value-type="float" office:value="0.246794849" calcext:value-type="float">
            <text:p>0.246794849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250703126" calcext:value-type="float">
            <text:p>0.250703126</text:p>
          </table:table-cell>
          <table:table-cell office:value-type="float" office:value="0.247988532" calcext:value-type="float">
            <text:p>0.247988532</text:p>
          </table:table-cell>
          <table:table-cell office:value-type="float" office:value="0.246794849" calcext:value-type="float">
            <text:p>0.246794849</text:p>
          </table:table-cell>
          <table:table-cell office:value-type="float" office:value="0.247988532" calcext:value-type="float">
            <text:p>0.247988532</text:p>
          </table:table-cell>
          <table:table-cell office:value-type="float" office:value="0.001904825" calcext:value-type="float">
            <text:p>0.00190482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7.368463428" calcext:value-type="float">
            <text:p>27.368463428</text:p>
          </table:table-cell>
          <table:table-cell office:value-type="float" office:value="0.24945731" calcext:value-type="float">
            <text:p>0.24945731</text:p>
          </table:table-cell>
          <table:table-cell office:value-type="float" office:value="0.244855542" calcext:value-type="float">
            <text:p>0.244855542</text:p>
          </table:table-cell>
          <table:table-cell office:value-type="float" office:value="0.254723112" calcext:value-type="float">
            <text:p>0.254723112</text:p>
          </table:table-cell>
          <table:table-cell office:value-type="float" office:value="0.249678655" calcext:value-type="float">
            <text:p>0.249678655</text:p>
          </table:table-cell>
          <table:table-cell office:value-type="float" office:value="0.248871664" calcext:value-type="float">
            <text:p>0.248871664</text:p>
          </table:table-cell>
          <table:table-cell office:value-type="float" office:value="0.249678655" calcext:value-type="float">
            <text:p>0.249678655</text:p>
          </table:table-cell>
          <table:table-cell office:value-type="float" office:value="0.004379192" calcext:value-type="float">
            <text:p>0.00437919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7.366441768" calcext:value-type="float">
            <text:p>27.366441768</text:p>
          </table:table-cell>
          <table:table-cell office:value-type="float" office:value="0.248407751" calcext:value-type="float">
            <text:p>0.248407751</text:p>
          </table:table-cell>
          <table:table-cell office:value-type="float" office:value="0.244615405" calcext:value-type="float">
            <text:p>0.244615405</text:p>
          </table:table-cell>
          <table:table-cell office:value-type="float" office:value="0.255669684" calcext:value-type="float">
            <text:p>0.255669684</text:p>
          </table:table-cell>
          <table:table-cell office:value-type="float" office:value="0.249739617" calcext:value-type="float">
            <text:p>0.249739617</text:p>
          </table:table-cell>
          <table:table-cell office:value-type="float" office:value="0.248407751" calcext:value-type="float">
            <text:p>0.248407751</text:p>
          </table:table-cell>
          <table:table-cell office:value-type="float" office:value="0.249739617" calcext:value-type="float">
            <text:p>0.249739617</text:p>
          </table:table-cell>
          <table:table-cell office:value-type="float" office:value="0.004680298" calcext:value-type="float">
            <text:p>0.004680298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7.368463428" calcext:value-type="float">
            <text:p>27.368463428</text:p>
          </table:table-cell>
          <table:table-cell office:value-type="float" office:value="0.24945731" calcext:value-type="float">
            <text:p>0.24945731</text:p>
          </table:table-cell>
          <table:table-cell office:value-type="float" office:value="0.244855542" calcext:value-type="float">
            <text:p>0.244855542</text:p>
          </table:table-cell>
          <table:table-cell office:value-type="float" office:value="0.254723112" calcext:value-type="float">
            <text:p>0.254723112</text:p>
          </table:table-cell>
          <table:table-cell office:value-type="float" office:value="0.249678655" calcext:value-type="float">
            <text:p>0.249678655</text:p>
          </table:table-cell>
          <table:table-cell office:value-type="float" office:value="0.248871664" calcext:value-type="float">
            <text:p>0.248871664</text:p>
          </table:table-cell>
          <table:table-cell office:value-type="float" office:value="0.249678655" calcext:value-type="float">
            <text:p>0.249678655</text:p>
          </table:table-cell>
          <table:table-cell office:value-type="float" office:value="0.004379192" calcext:value-type="float">
            <text:p>0.00437919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24892187" calcext:value-type="float">
            <text:p>0.024892187</text:p>
          </table:table-cell>
          <table:table-cell office:value-type="float" office:value="0.00243062" calcext:value-type="float">
            <text:p>0.00243062</text:p>
          </table:table-cell>
          <table:table-cell office:value-type="float" office:value="0.001331653" calcext:value-type="float">
            <text:p>0.001331653</text:p>
          </table:table-cell>
          <table:table-cell office:value-type="float" office:value="0.00250295" calcext:value-type="float">
            <text:p>0.00250295</text:p>
          </table:table-cell>
          <table:table-cell office:value-type="float" office:value="0.0006082" calcext:value-type="float">
            <text:p>0.0006082</text:p>
          </table:table-cell>
          <table:table-cell office:value-type="float" office:value="0.001496511" calcext:value-type="float">
            <text:p>0.001496511</text:p>
          </table:table-cell>
          <table:table-cell office:value-type="float" office:value="0.0006082" calcext:value-type="float">
            <text:p>0.0006082</text:p>
          </table:table-cell>
          <table:table-cell office:value-type="float" office:value="0.00116365" calcext:value-type="float">
            <text:p>0.0011636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document-statistic meta:table-count="1" meta:cell-count="1534" meta:object-count="0"/>
  </office:meta>
</office:document-meta>
</file>